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9.69pt"/>
    </style:style>
    <style:style style:name="co2" style:family="table-column">
      <style:table-column-properties fo:break-before="auto" style:column-width="346.85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emical, Biochemical, and Engineering Thermodynamics</text:p>
          </table:table-cell>
          <table:table-cell office:value-type="string" calcext:value-type="string">
            <text:p>Stanley I. Sandler</text:p>
          </table:table-cell>
          <table:table-cell office:value-type="float" office:value="9780471661740" calcext:value-type="float">
            <text:p>978047166174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Unit Operations of Chemical Engineering</text:p>
          </table:table-cell>
          <table:table-cell office:value-type="string" calcext:value-type="string">
            <text:p>Warren Lee McCabe</text:p>
          </table:table-cell>
          <table:table-cell office:value-type="float" office:value="9780072848236" calcext:value-type="float">
            <text:p>9780072848236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Product and Process Design Principles</text:p>
          </table:table-cell>
          <table:table-cell office:value-type="string" calcext:value-type="string">
            <text:p>Warren D. Seider</text:p>
          </table:table-cell>
          <table:table-cell office:value-type="float" office:value="9780470048955" calcext:value-type="float">
            <text:p>978047004895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Process Dynamics and Control</text:p>
          </table:table-cell>
          <table:table-cell office:value-type="string" calcext:value-type="string">
            <text:p>Dale E. Seborg</text:p>
          </table:table-cell>
          <table:table-cell office:value-type="float" office:value="9780470128671" calcext:value-type="float">
            <text:p>978047012867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Plant Design and Economics for Chemical Engineers</text:p>
          </table:table-cell>
          <table:table-cell office:value-type="string" calcext:value-type="string">
            <text:p>Max Peters</text:p>
          </table:table-cell>
          <table:table-cell office:value-type="float" office:value="9780072392661" calcext:value-type="float">
            <text:p>9780072392661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Air Pollution Control Engineering</text:p>
          </table:table-cell>
          <table:table-cell office:value-type="string" calcext:value-type="string">
            <text:p>Noel De Nevers</text:p>
          </table:table-cell>
          <table:table-cell office:value-type="float" office:value="9781478629054" calcext:value-type="float">
            <text:p>978147862905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ssentials of Polymer Science and Engineering</text:p>
          </table:table-cell>
          <table:table-cell office:value-type="string" calcext:value-type="string">
            <text:p>Paul C. Painter</text:p>
          </table:table-cell>
          <table:table-cell office:value-type="float" office:value="9781932078756" calcext:value-type="float">
            <text:p>978193207875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Design and Analysis of Experiments</text:p>
          </table:table-cell>
          <table:table-cell office:value-type="string" calcext:value-type="string">
            <text:p>Douglas C. Montgomery</text:p>
          </table:table-cell>
          <table:table-cell office:value-type="float" office:value="9781118146927" calcext:value-type="float">
            <text:p>978111814692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Turbulence</text:p>
          </table:table-cell>
          <table:table-cell office:value-type="string" calcext:value-type="string">
            <text:p>Peter Davidson</text:p>
          </table:table-cell>
          <table:table-cell office:value-type="float" office:value="9780198722595" calcext:value-type="float">
            <text:p>9780198722595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Turbulent Flows</text:p>
          </table:table-cell>
          <table:table-cell office:value-type="string" calcext:value-type="string">
            <text:p>S. B. Pope</text:p>
          </table:table-cell>
          <table:table-cell office:value-type="float" office:value="9780521598866" calcext:value-type="float">
            <text:p>978052159886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An Introduction to Mass and Heat Transfer</text:p>
          </table:table-cell>
          <table:table-cell office:value-type="string" calcext:value-type="string">
            <text:p>Stanley Middleman</text:p>
          </table:table-cell>
          <table:table-cell office:value-type="float" office:value="9780471111764" calcext:value-type="float">
            <text:p>978047111176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Essential Thermodynamics</text:p>
          </table:table-cell>
          <table:table-cell office:value-type="string" calcext:value-type="string">
            <text:p>Athanassios Z. Panagiotopoulos</text:p>
          </table:table-cell>
          <table:table-cell office:value-type="float" office:value="9781451564945" calcext:value-type="float">
            <text:p>978145156494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lements of Chemical Reaction Engineering</text:p>
          </table:table-cell>
          <table:table-cell office:value-type="string" calcext:value-type="string">
            <text:p>H. Scott Fogler</text:p>
          </table:table-cell>
          <table:table-cell office:value-type="float" office:value="9780133887518" calcext:value-type="float">
            <text:p>978013388751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Fluid Mechanics for Chemical Engineers with Microfluidics and CFD.</text:p>
          </table:table-cell>
          <table:table-cell office:value-type="string" calcext:value-type="string">
            <text:p>James O. Wilkes</text:p>
          </table:table-cell>
          <table:table-cell office:value-type="float" office:value="9780131482128" calcext:value-type="float">
            <text:p>978013148212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Introduction to chemical engineering thermodynamics</text:p>
          </table:table-cell>
          <table:table-cell office:value-type="string" calcext:value-type="string">
            <text:p>Joseph Mauk Smith</text:p>
          </table:table-cell>
          <table:table-cell office:value-type="float" office:value="9780073104454" calcext:value-type="float">
            <text:p>978007310445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The properties of gases and liquids</text:p>
          </table:table-cell>
          <table:table-cell office:value-type="string" calcext:value-type="string">
            <text:p>Bruce E. Poling</text:p>
          </table:table-cell>
          <table:table-cell office:value-type="float" office:value="9780070116825" calcext:value-type="float">
            <text:p>978007011682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Analysis of Transport Phenomena</text:p>
          </table:table-cell>
          <table:table-cell office:value-type="string" calcext:value-type="string">
            <text:p>William Murray Deen</text:p>
          </table:table-cell>
          <table:table-cell office:value-type="float" office:value="9780199740284" calcext:value-type="float">
            <text:p>978019974028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An Introduction to Applied Statistical Thermodynamics</text:p>
          </table:table-cell>
          <table:table-cell office:value-type="string" calcext:value-type="string">
            <text:p>Stanley I. Sandler</text:p>
          </table:table-cell>
          <table:table-cell office:value-type="float" office:value="9780470913475" calcext:value-type="float">
            <text:p>978047091347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Inorganic Chemistry</text:p>
          </table:table-cell>
          <table:table-cell office:value-type="string" calcext:value-type="string">
            <text:p>Duward Shriver</text:p>
          </table:table-cell>
          <table:table-cell office:value-type="float" office:value="9781429299060" calcext:value-type="float">
            <text:p>978142929906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olutions Manual for Inorganic Chemistry</text:p>
          </table:table-cell>
          <table:table-cell office:value-type="string" calcext:value-type="string">
            <text:p>Alen Hadzovic</text:p>
          </table:table-cell>
          <table:table-cell office:value-type="float" office:value="9781464124389" calcext:value-type="float">
            <text:p>978146412438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hysical Chemistry</text:p>
          </table:table-cell>
          <table:table-cell office:value-type="string" calcext:value-type="string">
            <text:p>Peter Atkins</text:p>
          </table:table-cell>
          <table:table-cell office:value-type="float" office:value="9781429290197" calcext:value-type="float">
            <text:p>9781429290197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Problems and Solutions</text:p>
          </table:table-cell>
          <table:table-cell office:value-type="string" calcext:value-type="string">
            <text:p>Heather A. Cox</text:p>
          </table:table-cell>
          <table:table-cell office:value-type="float" office:value="9780935702996" calcext:value-type="float">
            <text:p>978093570299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Problems and Solutions to Accompany McQuarrie and Simon, Physical Chemistry: a Molecular Approach</text:p>
          </table:table-cell>
          <table:table-cell office:value-type="string" calcext:value-type="string">
            <text:p>Heather Cox</text:p>
          </table:table-cell>
          <table:table-cell office:value-type="float" office:value="9780935702439" calcext:value-type="float">
            <text:p>9780935702439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An Introduction to Combustion: Concepts and Applications</text:p>
          </table:table-cell>
          <table:table-cell office:value-type="string" calcext:value-type="string">
            <text:p>Stephen Turns</text:p>
          </table:table-cell>
          <table:table-cell office:value-type="float" office:value="9780073380193" calcext:value-type="float">
            <text:p>978007338019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Organotransition Metal Chemistry</text:p>
          </table:table-cell>
          <table:table-cell office:value-type="string" calcext:value-type="string">
            <text:p>John Frederick Hartwig</text:p>
          </table:table-cell>
          <table:table-cell office:value-type="float" office:value="9781891389535" calcext:value-type="float">
            <text:p>978189138953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Student Solutions Manual for Modern Physical Organic Chemistry</text:p>
          </table:table-cell>
          <table:table-cell office:value-type="string" calcext:value-type="string">
            <text:p>Michael B. Sponsler</text:p>
          </table:table-cell>
          <table:table-cell office:value-type="float" office:value="9781891389313" calcext:value-type="float">
            <text:p>978189138931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Advanced Organic Chemistry</text:p>
          </table:table-cell>
          <table:table-cell office:value-type="string" calcext:value-type="string">
            <text:p>Francis A. Carey</text:p>
          </table:table-cell>
          <table:table-cell office:value-type="float" office:value="9780387683546" calcext:value-type="float">
            <text:p>978038768354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Strategic applications of named reactions in organic synthesis</text:p>
          </table:table-cell>
          <table:table-cell office:value-type="string" calcext:value-type="string">
            <text:p>László Kürti</text:p>
          </table:table-cell>
          <table:table-cell office:value-type="float" office:value="9780124297852" calcext:value-type="float">
            <text:p>978012429785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Statistical Mechanics</text:p>
          </table:table-cell>
          <table:table-cell office:value-type="string" calcext:value-type="string">
            <text:p>Donald Allan McQuarrie</text:p>
          </table:table-cell>
          <table:table-cell office:value-type="float" office:value="9781891389153" calcext:value-type="float">
            <text:p>978189138915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Quantum Computation and Quantum Information</text:p>
          </table:table-cell>
          <table:table-cell office:value-type="string" calcext:value-type="string">
            <text:p>Michael A. Nielsen</text:p>
          </table:table-cell>
          <table:table-cell office:value-type="float" office:value="9781107002173" calcext:value-type="float">
            <text:p>978110700217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Nonlinear Programming</text:p>
          </table:table-cell>
          <table:table-cell office:value-type="string" calcext:value-type="string">
            <text:p>Dimitri P. Bertsekas</text:p>
          </table:table-cell>
          <table:table-cell office:value-type="float" office:value="9781886529052" calcext:value-type="float">
            <text:p>9781886529052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</text:p>
          </table:table-cell>
          <table:table-cell office:value-type="float" office:value="9780262033848" calcext:value-type="float">
            <text:p>9780262033848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Pattern Recognition and Machine Learning</text:p>
          </table:table-cell>
          <table:table-cell office:value-type="string" calcext:value-type="string">
            <text:p>Christopher M. Bishop</text:p>
          </table:table-cell>
          <table:table-cell office:value-type="float" office:value="9780387310732" calcext:value-type="float">
            <text:p>978038731073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Neural Networks for Pattern Recognition</text:p>
          </table:table-cell>
          <table:table-cell office:value-type="string" calcext:value-type="string">
            <text:p>Christopher M. Bishop</text:p>
          </table:table-cell>
          <table:table-cell office:value-type="float" office:value="9780198538646" calcext:value-type="float">
            <text:p>978019853864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Hacking, 2nd Edition</text:p>
          </table:table-cell>
          <table:table-cell office:value-type="string" calcext:value-type="string">
            <text:p>Jon Erickson</text:p>
          </table:table-cell>
          <table:table-cell office:value-type="float" office:value="9781593271442" calcext:value-type="float">
            <text:p>978159327144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Hash Crack</text:p>
          </table:table-cell>
          <table:table-cell office:value-type="string" calcext:value-type="string">
            <text:p>Joshua Picolet</text:p>
          </table:table-cell>
          <table:table-cell office:value-type="float" office:value="9781540444967" calcext:value-type="float">
            <text:p>978154044496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lue Team Field Manual</text:p>
          </table:table-cell>
          <table:table-cell office:value-type="string" calcext:value-type="string">
            <text:p>Alan White</text:p>
          </table:table-cell>
          <table:table-cell office:value-type="float" office:value="9781541016361" calcext:value-type="float">
            <text:p>978154101636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gineering a Compiler</text:p>
          </table:table-cell>
          <table:table-cell office:value-type="string" calcext:value-type="string">
            <text:p>Keith Daniel Cooper</text:p>
          </table:table-cell>
          <table:table-cell office:value-type="float" office:value="9780120884780" calcext:value-type="float">
            <text:p>978012088478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riting Compilers and Interpreters</text:p>
          </table:table-cell>
          <table:table-cell office:value-type="string" calcext:value-type="string">
            <text:p>Ronald Mak</text:p>
          </table:table-cell>
          <table:table-cell office:value-type="float" office:value="9780470177075" calcext:value-type="float">
            <text:p>978047017707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Algorithms</text:p>
          </table:table-cell>
          <table:table-cell office:value-type="string" calcext:value-type="string">
            <text:p>Robert Sedgewick</text:p>
          </table:table-cell>
          <table:table-cell office:value-type="float" office:value="9780321573513" calcext:value-type="float">
            <text:p>9780321573513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Operating Systems</text:p>
          </table:table-cell>
          <table:table-cell office:value-type="string" calcext:value-type="string">
            <text:p>Thomas Anderson</text:p>
          </table:table-cell>
          <table:table-cell office:value-type="float" office:value="9780985673529" calcext:value-type="float">
            <text:p>978098567352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Language Implementation Patterns</text:p>
          </table:table-cell>
          <table:table-cell office:value-type="string" calcext:value-type="string">
            <text:p>Terence Parr</text:p>
          </table:table-cell>
          <table:table-cell office:value-type="float" office:value="9781934356456" calcext:value-type="float">
            <text:p>978193435645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The Algorithm Design Manual</text:p>
          </table:table-cell>
          <table:table-cell office:value-type="string" calcext:value-type="string">
            <text:p>Steven S. Skiena</text:p>
          </table:table-cell>
          <table:table-cell office:value-type="float" office:value="9781848000698" calcext:value-type="float">
            <text:p>978184800069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Fabrication Engineering at the Micro- and Nanoscale</text:p>
          </table:table-cell>
          <table:table-cell office:value-type="string" calcext:value-type="string">
            <text:p>Stephen A. Campbell</text:p>
          </table:table-cell>
          <table:table-cell office:value-type="float" office:value="9780199861224" calcext:value-type="float">
            <text:p>9780199861224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Ned Mohan</text:p>
          </table:table-cell>
          <table:table-cell office:value-type="float" office:value="9780471226932" calcext:value-type="float">
            <text:p>978047122693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Analog Integrated Circuit Design</text:p>
          </table:table-cell>
          <table:table-cell office:value-type="string" calcext:value-type="string">
            <text:p>Tony Chan Carusone</text:p>
          </table:table-cell>
          <table:table-cell office:value-type="float" office:value="9780470770108" calcext:value-type="float">
            <text:p>978047077010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Radiowave Propagation</text:p>
          </table:table-cell>
          <table:table-cell office:value-type="string" calcext:value-type="string">
            <text:p>Curt Levis</text:p>
          </table:table-cell>
          <table:table-cell office:value-type="float" office:value="9780470542958" calcext:value-type="float">
            <text:p>97804705429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Fundamentals of Digital Communication</text:p>
          </table:table-cell>
          <table:table-cell office:value-type="string" calcext:value-type="string">
            <text:p>Upamanyu Madhow</text:p>
          </table:table-cell>
          <table:table-cell office:value-type="float" office:value="9780521874144" calcext:value-type="float">
            <text:p>978052187414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Signals and Systems</text:p>
          </table:table-cell>
          <table:table-cell office:value-type="string" calcext:value-type="string">
            <text:p>Alan V. Oppenheim</text:p>
          </table:table-cell>
          <table:table-cell office:value-type="float" office:value="9780138147570" calcext:value-type="float">
            <text:p>9780138147570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Solid State Electronic Devices</text:p>
          </table:table-cell>
          <table:table-cell office:value-type="string" calcext:value-type="string">
            <text:p>Ben G. Streetman</text:p>
          </table:table-cell>
          <table:table-cell office:value-type="float" office:value="9780133356038" calcext:value-type="float">
            <text:p>978013335603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Fundamentals of Applied Electromagnetics</text:p>
          </table:table-cell>
          <table:table-cell office:value-type="string" calcext:value-type="string">
            <text:p>Fawwaz T. Ulaby</text:p>
          </table:table-cell>
          <table:table-cell office:value-type="float" office:value="9780133356816" calcext:value-type="float">
            <text:p>978013335681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Electromechanical Motion Devices</text:p>
          </table:table-cell>
          <table:table-cell office:value-type="string" calcext:value-type="string">
            <text:p>Paul C. Krause</text:p>
          </table:table-cell>
          <table:table-cell office:value-type="float" office:value="9781118296127" calcext:value-type="float">
            <text:p>978111829612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Fundamentals of Power Electronics</text:p>
          </table:table-cell>
          <table:table-cell office:value-type="string" calcext:value-type="string">
            <text:p>Robert W. Erickson</text:p>
          </table:table-cell>
          <table:table-cell office:value-type="float" office:value="9780792372707" calcext:value-type="float">
            <text:p>978079237270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ntenna Theory</text:p>
          </table:table-cell>
          <table:table-cell office:value-type="string" calcext:value-type="string">
            <text:p>Constantine A. Balanis</text:p>
          </table:table-cell>
          <table:table-cell office:value-type="float" office:value="9781118642061" calcext:value-type="float">
            <text:p>978111864206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Behrooz Parhami</text:p>
          </table:table-cell>
          <table:table-cell office:value-type="float" office:value="9780195154559" calcext:value-type="float">
            <text:p>978019515455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Nonlinear RF Circuits and Nonlinear Vector Network Analyzers</text:p>
          </table:table-cell>
          <table:table-cell office:value-type="string" calcext:value-type="string">
            <text:p>Patrick Roblin</text:p>
          </table:table-cell>
          <table:table-cell office:value-type="float" office:value="9780521889957" calcext:value-type="float">
            <text:p>978052188995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Introduction to Electromagnetic Compatibility</text:p>
          </table:table-cell>
          <table:table-cell office:value-type="string" calcext:value-type="string">
            <text:p>Clayton R. Paul</text:p>
          </table:table-cell>
          <table:table-cell office:value-type="float" office:value="9780471755005" calcext:value-type="float">
            <text:p>978047175500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Nonlinear Systems</text:p>
          </table:table-cell>
          <table:table-cell office:value-type="string" calcext:value-type="string">
            <text:p>Hassan K. Khalil</text:p>
          </table:table-cell>
          <table:table-cell office:value-type="float" office:value="9780130673893" calcext:value-type="float">
            <text:p>978013067389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The Physics of Low-dimensional Semiconductors</text:p>
          </table:table-cell>
          <table:table-cell office:value-type="string" calcext:value-type="string">
            <text:p>John H. Davies</text:p>
          </table:table-cell>
          <table:table-cell office:value-type="float" office:value="9780521484916" calcext:value-type="float">
            <text:p>978052148491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Introduction to Robotics</text:p>
          </table:table-cell>
          <table:table-cell office:value-type="string" calcext:value-type="string">
            <text:p>John J. Craig</text:p>
          </table:table-cell>
          <table:table-cell office:value-type="float" office:value="9780133489798" calcext:value-type="float">
            <text:p>978013348979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Lasers</text:p>
          </table:table-cell>
          <table:table-cell office:value-type="string" calcext:value-type="string">
            <text:p>A. E. Siegman</text:p>
          </table:table-cell>
          <table:table-cell office:value-type="float" office:value="9780935702118" calcext:value-type="float">
            <text:p>9780935702118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Digital Control Engineering</text:p>
          </table:table-cell>
          <table:table-cell office:value-type="string" calcext:value-type="string">
            <text:p>M. Sami Fadali</text:p>
          </table:table-cell>
          <table:table-cell office:value-type="float" office:value="9780123943910" calcext:value-type="float">
            <text:p>978012394391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Foundations of Analog and Digital Electronic Circuits</text:p>
          </table:table-cell>
          <table:table-cell office:value-type="string" calcext:value-type="string">
            <text:p>Anant Agarwal</text:p>
          </table:table-cell>
          <table:table-cell office:value-type="float" office:value="9781558607354" calcext:value-type="float">
            <text:p>978155860735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The Physics of Solar Cells</text:p>
          </table:table-cell>
          <table:table-cell office:value-type="string" calcext:value-type="string">
            <text:p>Jenny Nelson</text:p>
          </table:table-cell>
          <table:table-cell office:value-type="float" office:value="9781860943492" calcext:value-type="float">
            <text:p>978186094349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Principles of Modern Radar</text:p>
          </table:table-cell>
          <table:table-cell office:value-type="string" calcext:value-type="string">
            <text:p>Mark A. Richards</text:p>
          </table:table-cell>
          <table:table-cell office:value-type="float" office:value="9781891121524" calcext:value-type="float">
            <text:p>978189112152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Analog Circuit Design</text:p>
          </table:table-cell>
          <table:table-cell office:value-type="string" calcext:value-type="string">
            <text:p>Johan H. Huijsing</text:p>
          </table:table-cell>
          <table:table-cell office:value-type="float" office:value="9780132543354" calcext:value-type="float">
            <text:p>978013254335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Advanced Macroeconomics</text:p>
          </table:table-cell>
          <table:table-cell office:value-type="string" calcext:value-type="string">
            <text:p>David Romer</text:p>
          </table:table-cell>
          <table:table-cell office:value-type="float" office:value="9780073511375" calcext:value-type="float">
            <text:p>978007351137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icroeconomic Theory</text:p>
          </table:table-cell>
          <table:table-cell office:value-type="string" calcext:value-type="string">
            <text:p>Andreu Mas-Colell</text:p>
          </table:table-cell>
          <table:table-cell office:value-type="float" office:value="9780195073409" calcext:value-type="float">
            <text:p>978019507340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Capital Vol 1</text:p>
          </table:table-cell>
          <table:table-cell office:value-type="string" calcext:value-type="string">
            <text:p>Karl Marx</text:p>
          </table:table-cell>
          <table:table-cell office:value-type="float" office:value="9780140445688" calcext:value-type="float">
            <text:p>978014044568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The Second Sex</text:p>
          </table:table-cell>
          <table:table-cell office:value-type="string" calcext:value-type="string">
            <text:p>Simone de Beauvoir</text:p>
          </table:table-cell>
          <table:table-cell office:value-type="float" office:value="9780307277787" calcext:value-type="float">
            <text:p>978030727778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he History of Sexuality, Vol. 3</text:p>
          </table:table-cell>
          <table:table-cell office:value-type="string" calcext:value-type="string">
            <text:p>Michel Foucault</text:p>
          </table:table-cell>
          <table:table-cell office:value-type="float" office:value="9780394741550" calcext:value-type="float">
            <text:p>978039474155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Critical Race Theory</text:p>
          </table:table-cell>
          <table:table-cell office:value-type="string" calcext:value-type="string">
            <text:p>Kimberlé Crenshaw</text:p>
          </table:table-cell>
          <table:table-cell office:value-type="float" office:value="9781565842717" calcext:value-type="float">
            <text:p>978156584271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Masculinities</text:p>
          </table:table-cell>
          <table:table-cell office:value-type="string" calcext:value-type="string">
            <text:p>R. W. Connell</text:p>
          </table:table-cell>
          <table:table-cell office:value-type="float" office:value="9780520246980" calcext:value-type="float">
            <text:p>978052024698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Women's Voices, Feminist Visions: Classic and Contemporary Readings</text:p>
          </table:table-cell>
          <table:table-cell office:value-type="string" calcext:value-type="string">
            <text:p>Susan Shaw</text:p>
          </table:table-cell>
          <table:table-cell office:value-type="float" office:value="9780078027000" calcext:value-type="float">
            <text:p>978007802700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Feminist Inquiry</text:p>
          </table:table-cell>
          <table:table-cell office:value-type="string" calcext:value-type="string">
            <text:p>M. E. Hawkesworth</text:p>
          </table:table-cell>
          <table:table-cell office:value-type="float" office:value="9780813537054" calcext:value-type="float">
            <text:p>978081353705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Teaching Feminist Activism</text:p>
          </table:table-cell>
          <table:table-cell office:value-type="string" calcext:value-type="string">
            <text:p>Nancy A. Naples</text:p>
          </table:table-cell>
          <table:table-cell office:value-type="float" office:value="9780415931861" calcext:value-type="float">
            <text:p>978041593186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Research Methods for English Studies</text:p>
          </table:table-cell>
          <table:table-cell office:value-type="string" calcext:value-type="string">
            <text:p>Gabriele Griffin</text:p>
          </table:table-cell>
          <table:table-cell office:value-type="float" office:value="9780748683437" calcext:value-type="float">
            <text:p>978074868343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eminist Ethnography</text:p>
          </table:table-cell>
          <table:table-cell office:value-type="string" calcext:value-type="string">
            <text:p>D. Davis</text:p>
          </table:table-cell>
          <table:table-cell office:value-type="float" office:value="9780759122451" calcext:value-type="float">
            <text:p>978075912245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The Science Question in Feminism</text:p>
          </table:table-cell>
          <table:table-cell office:value-type="string" calcext:value-type="string">
            <text:p>Sandra G. Harding</text:p>
          </table:table-cell>
          <table:table-cell office:value-type="float" office:value="9780801493638" calcext:value-type="float">
            <text:p>978080149363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Whose Science? Whose Knowledge?</text:p>
          </table:table-cell>
          <table:table-cell office:value-type="string" calcext:value-type="string">
            <text:p>Sandra G. Harding</text:p>
          </table:table-cell>
          <table:table-cell office:value-type="float" office:value="9780801497469" calcext:value-type="float">
            <text:p>978080149746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eminism And Science</text:p>
          </table:table-cell>
          <table:table-cell office:value-type="string" calcext:value-type="string">
            <text:p>Evelyn Fox Keller</text:p>
          </table:table-cell>
          <table:table-cell office:value-type="float" office:value="9780198751465" calcext:value-type="float">
            <text:p>978019875146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Discovering Reality</text:p>
          </table:table-cell>
          <table:table-cell office:value-type="string" calcext:value-type="string">
            <text:p>Sandra Harding</text:p>
          </table:table-cell>
          <table:table-cell office:value-type="float" office:value="9781402013195" calcext:value-type="float">
            <text:p>978140201319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Qualitative Research Practice</text:p>
          </table:table-cell>
          <table:table-cell office:value-type="string" calcext:value-type="string">
            <text:p>Jane Ritchie</text:p>
          </table:table-cell>
          <table:table-cell office:value-type="float" office:value="9781446209127" calcext:value-type="float">
            <text:p>978144620912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Teaching Critical Thinking</text:p>
          </table:table-cell>
          <table:table-cell office:value-type="string" calcext:value-type="string">
            <text:p>Bell Hooks</text:p>
          </table:table-cell>
          <table:table-cell office:value-type="float" office:value="9780415968201" calcext:value-type="float">
            <text:p>97804159682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he Extended Phenotype</text:p>
          </table:table-cell>
          <table:table-cell office:value-type="string" calcext:value-type="string">
            <text:p>Richard Dawkins</text:p>
          </table:table-cell>
          <table:table-cell office:value-type="float" office:value="9780198788911" calcext:value-type="float">
            <text:p>978019878891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Darwin's Dangerous Idea</text:p>
          </table:table-cell>
          <table:table-cell office:value-type="string" calcext:value-type="string">
            <text:p>Daniel C. Dennett</text:p>
          </table:table-cell>
          <table:table-cell office:value-type="float" office:value="9780684824710" calcext:value-type="float">
            <text:p>978068482471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Breaking the Spell</text:p>
          </table:table-cell>
          <table:table-cell office:value-type="string" calcext:value-type="string">
            <text:p>Daniel C. Dennett</text:p>
          </table:table-cell>
          <table:table-cell office:value-type="float" office:value="9780143038337" calcext:value-type="float">
            <text:p>978014303833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From Bacteria to Bach and Back</text:p>
          </table:table-cell>
          <table:table-cell office:value-type="string" calcext:value-type="string">
            <text:p>Daniel Clement Dennett</text:p>
          </table:table-cell>
          <table:table-cell office:value-type="float" office:value="9780393242072" calcext:value-type="float">
            <text:p>978039324207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Higher Superstition</text:p>
          </table:table-cell>
          <table:table-cell office:value-type="string" calcext:value-type="string">
            <text:p>Paul R. Gross</text:p>
          </table:table-cell>
          <table:table-cell office:value-type="float" office:value="9780801857072" calcext:value-type="float">
            <text:p>978080185707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Fashionable Nonsense</text:p>
          </table:table-cell>
          <table:table-cell office:value-type="string" calcext:value-type="string">
            <text:p>Alan Sokal</text:p>
          </table:table-cell>
          <table:table-cell office:value-type="float" office:value="9780312204075" calcext:value-type="float">
            <text:p>97803122040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he Victims' Revolution</text:p>
          </table:table-cell>
          <table:table-cell office:value-type="string" calcext:value-type="string">
            <text:p>Bruce Bawer</text:p>
          </table:table-cell>
          <table:table-cell office:value-type="float" office:value="9780061807374" calcext:value-type="float">
            <text:p>97800618073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he Big Picture</text:p>
          </table:table-cell>
          <table:table-cell office:value-type="string" calcext:value-type="string">
            <text:p>Sean Carroll</text:p>
          </table:table-cell>
          <table:table-cell office:value-type="float" office:value="9781101984253" calcext:value-type="float">
            <text:p>978110198425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strophysics for People in a Hurry</text:p>
          </table:table-cell>
          <table:table-cell office:value-type="string" calcext:value-type="string">
            <text:p>Neil deGrasse Tyson</text:p>
          </table:table-cell>
          <table:table-cell office:value-type="float" office:value="9780393609394" calcext:value-type="float">
            <text:p>97803936093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he Rise of Statistical Thinking, 1820-1900</text:p>
          </table:table-cell>
          <table:table-cell office:value-type="string" calcext:value-type="string">
            <text:p>Theodore M. Porter</text:p>
          </table:table-cell>
          <table:table-cell office:value-type="float" office:value="9780691024097" calcext:value-type="float">
            <text:p>978069102409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The Wizard of Menlo Park</text:p>
          </table:table-cell>
          <table:table-cell office:value-type="string" calcext:value-type="string">
            <text:p>Randall E. Stross</text:p>
          </table:table-cell>
          <table:table-cell office:value-type="float" office:value="9781400047635" calcext:value-type="float">
            <text:p>978140004763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Vivaldi</text:p>
          </table:table-cell>
          <table:table-cell office:value-type="string" calcext:value-type="string">
            <text:p>H. C. Robbins Landon</text:p>
          </table:table-cell>
          <table:table-cell office:value-type="float" office:value="9780226468426" calcext:value-type="float">
            <text:p>978022646842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Tchaikovsky</text:p>
          </table:table-cell>
          <table:table-cell office:value-type="string" calcext:value-type="string">
            <text:p>David Brown</text:p>
          </table:table-cell>
          <table:table-cell office:value-type="float" office:value="9781605980171" calcext:value-type="float">
            <text:p>978160598017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The Cambridge History of the Cold War</text:p>
          </table:table-cell>
          <table:table-cell office:value-type="string" calcext:value-type="string">
            <text:p>Melvyn P. Leffler</text:p>
          </table:table-cell>
          <table:table-cell office:value-type="float" office:value="9781107602304" calcext:value-type="float">
            <text:p>978110760230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The Cambridge History of the First World War: Volume 3, Civil Society</text:p>
          </table:table-cell>
          <table:table-cell office:value-type="string" calcext:value-type="string">
            <text:p>Jay Winter</text:p>
          </table:table-cell>
          <table:table-cell office:value-type="float" office:value="9781316601433" calcext:value-type="float">
            <text:p>978131660143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The Art of Not Being Governed</text:p>
          </table:table-cell>
          <table:table-cell office:value-type="string" calcext:value-type="string">
            <text:p>James C. Scott</text:p>
          </table:table-cell>
          <table:table-cell office:value-type="float" office:value="9780300169171" calcext:value-type="float">
            <text:p>978030016917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The Invisible Bridge</text:p>
          </table:table-cell>
          <table:table-cell office:value-type="string" calcext:value-type="string">
            <text:p>Rick Perlstein</text:p>
          </table:table-cell>
          <table:table-cell office:value-type="float" office:value="9781476782423" calcext:value-type="float">
            <text:p>978147678242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The History of the Decline and Fall of the Roman Empire</text:p>
          </table:table-cell>
          <table:table-cell office:value-type="string" calcext:value-type="string">
            <text:p>Edward Gibbon</text:p>
          </table:table-cell>
          <table:table-cell office:value-type="float" office:value="9780140437645" calcext:value-type="float">
            <text:p>978014043764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The Reformation</text:p>
          </table:table-cell>
          <table:table-cell office:value-type="string" calcext:value-type="string">
            <text:p>Diarmaid MacCulloch</text:p>
          </table:table-cell>
          <table:table-cell office:value-type="float" office:value="9780143035381" calcext:value-type="float">
            <text:p>978014303538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A theory of justice</text:p>
          </table:table-cell>
          <table:table-cell office:value-type="string" calcext:value-type="string">
            <text:p>John Rawls</text:p>
          </table:table-cell>
          <table:table-cell office:value-type="float" office:value="9780674000780" calcext:value-type="float">
            <text:p>978067400078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style-name="ce1" office:value-type="string" calcext:value-type="string">
            <text:p>The Routledge Companion to Philosophy of Law</text:p>
          </table:table-cell>
          <table:table-cell office:value-type="string" calcext:value-type="string">
            <text:p>Andrei Marmor</text:p>
          </table:table-cell>
          <table:table-cell office:value-type="float" office:value="9780415878180" calcext:value-type="float">
            <text:p>978041587818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Law, Liberty, and Morality</text:p>
          </table:table-cell>
          <table:table-cell office:value-type="string" calcext:value-type="string">
            <text:p>H. L. A. Hart</text:p>
          </table:table-cell>
          <table:table-cell office:value-type="float" office:value="9780804701549" calcext:value-type="float">
            <text:p>978080470154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hilosophy of Law</text:p>
          </table:table-cell>
          <table:table-cell office:value-type="string" calcext:value-type="string">
            <text:p>Joel Feinberg</text:p>
          </table:table-cell>
          <table:table-cell office:value-type="float" office:value="9781133942962" calcext:value-type="float">
            <text:p>978113394296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The Philosophy of Law</text:p>
          </table:table-cell>
          <table:table-cell office:value-type="string" calcext:value-type="string">
            <text:p>Frederick F. Schauer</text:p>
          </table:table-cell>
          <table:table-cell office:value-type="float" office:value="9780195155129" calcext:value-type="float">
            <text:p>978019515512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Criminal Justice</text:p>
          </table:table-cell>
          <table:table-cell office:value-type="string" calcext:value-type="string">
            <text:p>Frank J. Schmalleger</text:p>
          </table:table-cell>
          <table:table-cell office:value-type="float" office:value="9780133591316" calcext:value-type="float">
            <text:p>978013359131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The Oxford Handbook of Jurisprudence and Philosophy of Law</text:p>
          </table:table-cell>
          <table:table-cell office:value-type="string" calcext:value-type="string">
            <text:p>Jules Coleman</text:p>
          </table:table-cell>
          <table:table-cell office:value-type="float" office:value="9780199270972" calcext:value-type="float">
            <text:p>978019927097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Wills, Trusts, and Estates</text:p>
          </table:table-cell>
          <table:table-cell office:value-type="string" calcext:value-type="string">
            <text:p>Thomas M. Featherston, Jr.</text:p>
          </table:table-cell>
          <table:table-cell office:value-type="float" office:value="9780769896250" calcext:value-type="float">
            <text:p>978076989625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Wills, Trusts, and Estates</text:p>
          </table:table-cell>
          <table:table-cell office:value-type="string" calcext:value-type="string">
            <text:p>Gerry W. Beyer</text:p>
          </table:table-cell>
          <table:table-cell office:value-type="float" office:value="9781454850052" calcext:value-type="float">
            <text:p>978145485005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Federal Income Tax</text:p>
          </table:table-cell>
          <table:table-cell office:value-type="string" calcext:value-type="string">
            <text:p>Katherine Pratt</text:p>
          </table:table-cell>
          <table:table-cell office:value-type="float" office:value="9781454833901" calcext:value-type="float">
            <text:p>978145483390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Public International Law in a Nutshell</text:p>
          </table:table-cell>
          <table:table-cell office:value-type="string" calcext:value-type="string">
            <text:p>Thomas Buergenthal</text:p>
          </table:table-cell>
          <table:table-cell office:value-type="float" office:value="9780314279965" calcext:value-type="float">
            <text:p>978031427996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International Law</text:p>
          </table:table-cell>
          <table:table-cell office:value-type="string" calcext:value-type="string">
            <text:p>Valerie Epps</text:p>
          </table:table-cell>
          <table:table-cell office:value-type="float" office:value="9781454833949" calcext:value-type="float">
            <text:p>978145483394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Federal Jurisdiction</text:p>
          </table:table-cell>
          <table:table-cell office:value-type="string" calcext:value-type="string">
            <text:p>Erwin Chemerinsky</text:p>
          </table:table-cell>
          <table:table-cell office:value-type="float" office:value="9781454804024" calcext:value-type="float">
            <text:p>978145480402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Questions and Answers</text:p>
          </table:table-cell>
          <table:table-cell office:value-type="string" calcext:value-type="string">
            <text:p>David P. Leonard</text:p>
          </table:table-cell>
          <table:table-cell office:value-type="float" office:value="9780769864228" calcext:value-type="float">
            <text:p>97807698642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mployment Discrimination</text:p>
          </table:table-cell>
          <table:table-cell office:value-type="string" calcext:value-type="string">
            <text:p>Susan Grover</text:p>
          </table:table-cell>
          <table:table-cell office:value-type="float" office:value="9781454816102" calcext:value-type="float">
            <text:p>978145481610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Questions &amp; Answers</text:p>
          </table:table-cell>
          <table:table-cell office:value-type="string" calcext:value-type="string">
            <text:p>Douglas M. Branson</text:p>
          </table:table-cell>
          <table:table-cell office:value-type="float" office:value="9781422490853" calcext:value-type="float">
            <text:p>978142249085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rporations</text:p>
          </table:table-cell>
          <table:table-cell office:value-type="string" calcext:value-type="string">
            <text:p>Alan R. Palmiter</text:p>
          </table:table-cell>
          <table:table-cell office:value-type="float" office:value="9781454850168" calcext:value-type="float">
            <text:p>978145485016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The Law of Corporations in a Nutshell</text:p>
          </table:table-cell>
          <table:table-cell office:value-type="string" calcext:value-type="string">
            <text:p>Robert W. Hamilton</text:p>
          </table:table-cell>
          <table:table-cell office:value-type="float" office:value="9780314904577" calcext:value-type="float">
            <text:p>978031490457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Antitrust Law and Economics in a Nutshell</text:p>
          </table:table-cell>
          <table:table-cell office:value-type="string" calcext:value-type="string">
            <text:p>Ernest Gellhorn</text:p>
          </table:table-cell>
          <table:table-cell office:value-type="float" office:value="9780314257239" calcext:value-type="float">
            <text:p>9780314257239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Questions and Answers</text:p>
          </table:table-cell>
          <table:table-cell office:value-type="string" calcext:value-type="string">
            <text:p>John Copeland Nagle</text:p>
          </table:table-cell>
          <table:table-cell office:value-type="float" office:value="9780769865102" calcext:value-type="float">
            <text:p>97807698651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ivil Procedure</text:p>
          </table:table-cell>
          <table:table-cell office:value-type="string" calcext:value-type="string">
            <text:p>Joseph W. Glannon</text:p>
          </table:table-cell>
          <table:table-cell office:value-type="float" office:value="9781454815488" calcext:value-type="float">
            <text:p>978145481548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ivil Procedure in a Nutshell</text:p>
          </table:table-cell>
          <table:table-cell office:value-type="string" calcext:value-type="string">
            <text:p>Mary Kay Kane</text:p>
          </table:table-cell>
          <table:table-cell office:value-type="float" office:value="9780314285881" calcext:value-type="float">
            <text:p>978031428588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Torts in a Nutshell</text:p>
          </table:table-cell>
          <table:table-cell office:value-type="string" calcext:value-type="string">
            <text:p>Edward Kionka</text:p>
          </table:table-cell>
          <table:table-cell office:value-type="float" office:value="9781628105513" calcext:value-type="float">
            <text:p>978162810551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One Flew Over the Cuckoo's Nest</text:p>
          </table:table-cell>
          <table:table-cell office:value-type="string" calcext:value-type="string">
            <text:p>Ken Kesey</text:p>
          </table:table-cell>
          <table:table-cell office:value-type="float" office:value="9780451163967" calcext:value-type="float">
            <text:p>978045116396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The Stranger</text:p>
          </table:table-cell>
          <table:table-cell office:value-type="string" calcext:value-type="string">
            <text:p>Albert Camus</text:p>
          </table:table-cell>
          <table:table-cell office:value-type="float" office:value="9780679720201" calcext:value-type="float">
            <text:p>978067972020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he Myth of Sisyphus, and Other Essays</text:p>
          </table:table-cell>
          <table:table-cell office:value-type="string" calcext:value-type="string">
            <text:p>Albert Camus</text:p>
          </table:table-cell>
          <table:table-cell office:value-type="float" office:value="9780679733737" calcext:value-type="float">
            <text:p>978067973373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Brave New World</text:p>
          </table:table-cell>
          <table:table-cell office:value-type="string" calcext:value-type="string">
            <text:p>Aldous Huxley</text:p>
          </table:table-cell>
          <table:table-cell office:value-type="float" office:value="9780060850524" calcext:value-type="float">
            <text:p>978006085052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he Road to Wigan Pier</text:p>
          </table:table-cell>
          <table:table-cell office:value-type="string" calcext:value-type="string">
            <text:p>George Orwell</text:p>
          </table:table-cell>
          <table:table-cell office:value-type="float" office:value="9780156767507" calcext:value-type="float">
            <text:p>978015676750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float" office:value="9780451524935" calcext:value-type="float">
            <text:p>978045152493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One Day in the Life of Ivan Denisovich</text:p>
          </table:table-cell>
          <table:table-cell office:value-type="string" calcext:value-type="string">
            <text:p>Aleksandr Isaevich Solzhenit︠s︡yn</text:p>
          </table:table-cell>
          <table:table-cell office:value-type="float" office:value="9780451228147" calcext:value-type="float">
            <text:p>978045122814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Demons</text:p>
          </table:table-cell>
          <table:table-cell office:value-type="string" calcext:value-type="string">
            <text:p>Fyodor Dostoyevsky</text:p>
          </table:table-cell>
          <table:table-cell office:value-type="float" office:value="9780679734512" calcext:value-type="float">
            <text:p>9780679734512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The Brothers Karamazov</text:p>
          </table:table-cell>
          <table:table-cell office:value-type="string" calcext:value-type="string">
            <text:p>Fyodor Dostoevsky</text:p>
          </table:table-cell>
          <table:table-cell office:value-type="float" office:value="9780374528379" calcext:value-type="float">
            <text:p>978037452837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Paradiso</text:p>
          </table:table-cell>
          <table:table-cell office:value-type="string" calcext:value-type="string">
            <text:p>Dante Alighieri</text:p>
          </table:table-cell>
          <table:table-cell office:value-type="float" office:value="9780140448979" calcext:value-type="float">
            <text:p>978014044897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on Quixote</text:p>
          </table:table-cell>
          <table:table-cell office:value-type="string" calcext:value-type="string">
            <text:p>Miguel de Cervantes Saavedra</text:p>
          </table:table-cell>
          <table:table-cell office:value-type="float" office:value="9780142437230" calcext:value-type="float">
            <text:p>978014243723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The Idiot</text:p>
          </table:table-cell>
          <table:table-cell office:value-type="string" calcext:value-type="string">
            <text:p>Fyodor Dostoyevsky</text:p>
          </table:table-cell>
          <table:table-cell office:value-type="float" office:value="9780375702242" calcext:value-type="float">
            <text:p>978037570224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he Iliad</text:p>
          </table:table-cell>
          <table:table-cell office:value-type="string" calcext:value-type="string">
            <text:p>Homer</text:p>
          </table:table-cell>
          <table:table-cell office:value-type="float" office:value="9780140275360" calcext:value-type="float">
            <text:p>978014027536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The Odyssey</text:p>
          </table:table-cell>
          <table:table-cell office:value-type="string" calcext:value-type="string">
            <text:p>Homer</text:p>
          </table:table-cell>
          <table:table-cell office:value-type="float" office:value="9780140268867" calcext:value-type="float">
            <text:p>978014026886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Gulliver's Travels</text:p>
          </table:table-cell>
          <table:table-cell office:value-type="string" calcext:value-type="string">
            <text:p>Jonathan Swift</text:p>
          </table:table-cell>
          <table:table-cell office:value-type="float" office:value="9780141439495" calcext:value-type="float">
            <text:p>978014143949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oby Dick</text:p>
          </table:table-cell>
          <table:table-cell office:value-type="string" calcext:value-type="string">
            <text:p>Herman Melville</text:p>
          </table:table-cell>
          <table:table-cell office:value-type="float" office:value="9780199535729" calcext:value-type="float">
            <text:p>978019953572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Adventures of Huckleberry Finn</text:p>
          </table:table-cell>
          <table:table-cell office:value-type="string" calcext:value-type="string">
            <text:p>Mark Twain</text:p>
          </table:table-cell>
          <table:table-cell office:value-type="float" office:value="9781463520717" calcext:value-type="float">
            <text:p>978146352071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George Orwell</text:p>
          </table:table-cell>
          <table:table-cell office:value-type="float" office:value="9780451526342" calcext:value-type="float">
            <text:p>97804515263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he Three Theban Plays</text:p>
          </table:table-cell>
          <table:table-cell office:value-type="string" calcext:value-type="string">
            <text:p>Sophocles</text:p>
          </table:table-cell>
          <table:table-cell office:value-type="float" office:value="9780140444254" calcext:value-type="float">
            <text:p>978014044425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Lee W. Johnson</text:p>
          </table:table-cell>
          <table:table-cell office:value-type="float" office:value="9780201658590" calcext:value-type="float">
            <text:p>978020165859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Mathematical Methods for Physicists</text:p>
          </table:table-cell>
          <table:table-cell office:value-type="string" calcext:value-type="string">
            <text:p>George Brown Arfken</text:p>
          </table:table-cell>
          <table:table-cell office:value-type="float" office:value="9780123846549" calcext:value-type="float">
            <text:p>9780123846549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Playing for Real</text:p>
          </table:table-cell>
          <table:table-cell office:value-type="string" calcext:value-type="string">
            <text:p>Ken Binmore</text:p>
          </table:table-cell>
          <table:table-cell office:value-type="float" office:value="9780195300574" calcext:value-type="float">
            <text:p>9780195300574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n Introduction to Information Theory</text:p>
          </table:table-cell>
          <table:table-cell office:value-type="string" calcext:value-type="string">
            <text:p>Fazlollah M. Reza</text:p>
          </table:table-cell>
          <table:table-cell office:value-type="float" office:value="9780486682105" calcext:value-type="float">
            <text:p>978048668210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An Introduction to Information Theory</text:p>
          </table:table-cell>
          <table:table-cell office:value-type="string" calcext:value-type="string">
            <text:p>John Robinson Pierce</text:p>
          </table:table-cell>
          <table:table-cell office:value-type="float" office:value="9780486240619" calcext:value-type="float">
            <text:p>978048624061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</text:p>
          </table:table-cell>
          <table:table-cell office:value-type="float" office:value="9780471241959" calcext:value-type="float">
            <text:p>978047124195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he Mathematical Theory of Communication</text:p>
          </table:table-cell>
          <table:table-cell office:value-type="string" calcext:value-type="string">
            <text:p>Claude E Shannon</text:p>
          </table:table-cell>
          <table:table-cell office:value-type="float" office:value="9780252725463" calcext:value-type="float">
            <text:p>978025272546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umerical Methods for Engineers and Scientists</text:p>
          </table:table-cell>
          <table:table-cell office:value-type="string" calcext:value-type="string">
            <text:p>Amos Gilat</text:p>
          </table:table-cell>
          <table:table-cell office:value-type="float" office:value="9781118554937" calcext:value-type="float">
            <text:p>978111855493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Bayesian Data Analysis, Third Edition</text:p>
          </table:table-cell>
          <table:table-cell office:value-type="string" calcext:value-type="string">
            <text:p>Andrew Gelman</text:p>
          </table:table-cell>
          <table:table-cell office:value-type="float" office:value="9781439840955" calcext:value-type="float">
            <text:p>978143984095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Stochastic Tools in Turbulence</text:p>
          </table:table-cell>
          <table:table-cell office:value-type="string" calcext:value-type="string">
            <text:p>John L. Lumley</text:p>
          </table:table-cell>
          <table:table-cell office:value-type="float" office:value="9780486462707" calcext:value-type="float">
            <text:p>978048646270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he Mathematical Theory of Communication</text:p>
          </table:table-cell>
          <table:table-cell office:value-type="string" calcext:value-type="string">
            <text:p>Claude Elwood Shannon</text:p>
          </table:table-cell>
          <table:table-cell office:value-type="float" office:value="9780252725487" calcext:value-type="float">
            <text:p>978025272548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athematical Foundations of Information Theory</text:p>
          </table:table-cell>
          <table:table-cell office:value-type="string" calcext:value-type="string">
            <text:p>Aleksandr I?Akovlevich Khinchin</text:p>
          </table:table-cell>
          <table:table-cell office:value-type="float" office:value="9780486604343" calcext:value-type="float">
            <text:p>978048660434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onlinear Dynamics and Chaos</text:p>
          </table:table-cell>
          <table:table-cell office:value-type="string" calcext:value-type="string">
            <text:p>Steven H. Strogatz</text:p>
          </table:table-cell>
          <table:table-cell office:value-type="float" office:value="9780813349107" calcext:value-type="float">
            <text:p>978081334910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Introduction to Real Analysis</text:p>
          </table:table-cell>
          <table:table-cell office:value-type="string" calcext:value-type="string">
            <text:p>Robert G. Bartle</text:p>
          </table:table-cell>
          <table:table-cell office:value-type="float" office:value="9780471433316" calcext:value-type="float">
            <text:p>9780471433316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 First Course in Probability</text:p>
          </table:table-cell>
          <table:table-cell office:value-type="string" calcext:value-type="string">
            <text:p>Sheldon M. Ross</text:p>
          </table:table-cell>
          <table:table-cell office:value-type="float" office:value="9780321794772" calcext:value-type="float">
            <text:p>978032179477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 office:value-type="float" office:value="9780198534464" calcext:value-type="float">
            <text:p>978019853446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Introductory Complex Analysis</text:p>
          </table:table-cell>
          <table:table-cell office:value-type="string" calcext:value-type="string">
            <text:p>Richard A. Silverman</text:p>
          </table:table-cell>
          <table:table-cell office:value-type="float" office:value="9780486646862" calcext:value-type="float">
            <text:p>978048664686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lementary Differential Equations</text:p>
          </table:table-cell>
          <table:table-cell office:value-type="string" calcext:value-type="string">
            <text:p>William E. Boyce</text:p>
          </table:table-cell>
          <table:table-cell office:value-type="float" office:value="9780470458327" calcext:value-type="float">
            <text:p>9780470458327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Numerical Mathematics and Computing</text:p>
          </table:table-cell>
          <table:table-cell office:value-type="string" calcext:value-type="string">
            <text:p>E. Cheney</text:p>
          </table:table-cell>
          <table:table-cell office:value-type="float" office:value="9781133103714" calcext:value-type="float">
            <text:p>97811331037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Differential Equations and Linear Algebra</text:p>
          </table:table-cell>
          <table:table-cell office:value-type="string" calcext:value-type="string">
            <text:p>Gilbert Strang</text:p>
          </table:table-cell>
          <table:table-cell office:value-type="float" office:value="9780980232790" calcext:value-type="float">
            <text:p>978098023279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string" calcext:value-type="string">
            <text:p>Stephen H. Friedberg</text:p>
          </table:table-cell>
          <table:table-cell office:value-type="float" office:value="9780130084514" calcext:value-type="float">
            <text:p>978013008451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Statistical mechanics for engineers</text:p>
          </table:table-cell>
          <table:table-cell office:value-type="string" calcext:value-type="string">
            <text:p>Isamu Kusaka</text:p>
          </table:table-cell>
          <table:table-cell office:value-type="float" office:value="9783319138091" calcext:value-type="float">
            <text:p>9783319138091</text:p>
          </table:table-cell>
          <table:table-cell/>
        </table:table-row>
        <table:table-row table:style-name="ro1">
          <table:table-cell office:value-type="string" calcext:value-type="string">
            <text:p>Advanced organic chemistry</text:p>
          </table:table-cell>
          <table:table-cell office:value-type="string" calcext:value-type="string">
            <text:p>Francis A. Carey</text:p>
          </table:table-cell>
          <table:table-cell office:value-type="float" office:value="9780387683461" calcext:value-type="float">
            <text:p>9780387683461</text:p>
          </table:table-cell>
          <table:table-cell/>
        </table:table-row>
        <table:table-row table:style-name="ro1">
          <table:table-cell office:value-type="string" calcext:value-type="string">
            <text:p>Penetration Testing: A Hands-On Introduction To Hacking</text:p>
          </table:table-cell>
          <table:table-cell office:value-type="string" calcext:value-type="string">
            <text:p>Georgia Weidman</text:p>
          </table:table-cell>
          <table:table-cell office:value-type="float" office:value="9781593275648" calcext:value-type="float">
            <text:p>9781593275648</text:p>
          </table:table-cell>
          <table:table-cell/>
        </table:table-row>
        <table:table-row table:style-name="ro1">
          <table:table-cell office:value-type="string" calcext:value-type="string">
            <text:p>RTFM: Red Team field manual</text:p>
          </table:table-cell>
          <table:table-cell office:value-type="string" calcext:value-type="string">
            <text:p>Ben Clark</text:p>
          </table:table-cell>
          <table:table-cell office:value-type="float" office:value="9781494295509" calcext:value-type="float">
            <text:p>9781494295509</text:p>
          </table:table-cell>
          <table:table-cell/>
        </table:table-row>
        <table:table-row table:style-name="ro1">
          <table:table-cell office:value-type="string" calcext:value-type="string">
            <text:p>Deep learning</text:p>
          </table:table-cell>
          <table:table-cell office:value-type="string" calcext:value-type="string">
            <text:p>Ian Goodfellow</text:p>
          </table:table-cell>
          <table:table-cell office:value-type="float" office:value="9780262035613" calcext:value-type="float">
            <text:p>9780262035613</text:p>
          </table:table-cell>
          <table:table-cell/>
        </table:table-row>
        <table:table-row table:style-name="ro1">
          <table:table-cell office:value-type="string" calcext:value-type="string">
            <text:p>Make Your Own Neural Network: A Gentle Journey Through The Mathematics Of Neural Networks, And Making Your Own Using The Python Computer Language</text:p>
          </table:table-cell>
          <table:table-cell office:value-type="string" calcext:value-type="string">
            <text:p>Tariq Rashid</text:p>
          </table:table-cell>
          <table:table-cell office:value-type="float" office:value="9781530826605" calcext:value-type="float">
            <text:p>9781530826605</text:p>
          </table:table-cell>
          <table:table-cell/>
        </table:table-row>
        <table:table-row table:style-name="ro1">
          <table:table-cell office:value-type="string" calcext:value-type="string">
            <text:p>Modern compiler design</text:p>
          </table:table-cell>
          <table:table-cell office:value-type="string" calcext:value-type="string">
            <text:p>Dick Grune</text:p>
          </table:table-cell>
          <table:table-cell office:value-type="float" office:value="9781461446989" calcext:value-type="float">
            <text:p>9781461446989</text:p>
          </table:table-cell>
          <table:table-cell/>
        </table:table-row>
        <table:table-row table:style-name="ro1">
          <table:table-cell office:value-type="string" calcext:value-type="string">
            <text:p>Computer networks: a systems approach</text:p>
          </table:table-cell>
          <table:table-cell office:value-type="string" calcext:value-type="string">
            <text:p>Larry L. Peterson</text:p>
          </table:table-cell>
          <table:table-cell office:value-type="float" office:value="9780123850591" calcext:value-type="float">
            <text:p>9780123850591</text:p>
          </table:table-cell>
          <table:table-cell/>
        </table:table-row>
        <table:table-row table:style-name="ro1">
          <table:table-cell office:value-type="string" calcext:value-type="string">
            <text:p>Wireless receiver design for digital communications</text:p>
          </table:table-cell>
          <table:table-cell office:value-type="string" calcext:value-type="string">
            <text:p>Kevin McClaning</text:p>
          </table:table-cell>
          <table:table-cell office:value-type="float" office:value="9781891121807" calcext:value-type="float">
            <text:p>9781891121807</text:p>
          </table:table-cell>
          <table:table-cell/>
        </table:table-row>
        <table:table-row table:style-name="ro1">
          <table:table-cell office:value-type="string" calcext:value-type="string">
            <text:p>CMOS circuit design, layout, and simulation</text:p>
          </table:table-cell>
          <table:table-cell office:value-type="string" calcext:value-type="string">
            <text:p>R. Jacob Baker</text:p>
          </table:table-cell>
          <table:table-cell office:value-type="float" office:value="9780470881323" calcext:value-type="float">
            <text:p>9780470881323</text:p>
          </table:table-cell>
          <table:table-cell/>
        </table:table-row>
        <table:table-row table:style-name="ro1">
          <table:table-cell office:value-type="string" calcext:value-type="string">
            <text:p>Digital integrated circuits: a design perspective</text:p>
          </table:table-cell>
          <table:table-cell office:value-type="string" calcext:value-type="string">
            <text:p>Jan M. Rabaey</text:p>
          </table:table-cell>
          <table:table-cell office:value-type="float" office:value="9780130909961" calcext:value-type="float">
            <text:p>9780130909961</text:p>
          </table:table-cell>
          <table:table-cell/>
        </table:table-row>
        <table:table-row table:style-name="ro1">
          <table:table-cell office:value-type="string" calcext:value-type="string">
            <text:p>Microwave Engineering</text:p>
          </table:table-cell>
          <table:table-cell office:value-type="string" calcext:value-type="string">
            <text:p>David M. Pozar</text:p>
          </table:table-cell>
          <table:table-cell office:value-type="float" office:value="9780470631553" calcext:value-type="float">
            <text:p>9780470631553</text:p>
          </table:table-cell>
          <table:table-cell/>
        </table:table-row>
        <table:table-row table:style-name="ro1">
          <table:table-cell office:value-type="string" calcext:value-type="string">
            <text:p>Digital Communications</text:p>
          </table:table-cell>
          <table:table-cell office:value-type="string" calcext:value-type="string">
            <text:p>Massoud Salehi</text:p>
          </table:table-cell>
          <table:table-cell office:value-type="float" office:value="9780072957167" calcext:value-type="float">
            <text:p>9780072957167</text:p>
          </table:table-cell>
          <table:table-cell/>
        </table:table-row>
        <table:table-row table:style-name="ro1"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</text:p>
          </table:table-cell>
          <table:table-cell office:value-type="float" office:value="9780134407623" calcext:value-type="float">
            <text:p>9780134407623</text:p>
          </table:table-cell>
          <table:table-cell/>
        </table:table-row>
        <table:table-row table:style-name="ro1">
          <table:table-cell office:value-type="string" calcext:value-type="string">
            <text:p>Electric energy: an introduction</text:p>
          </table:table-cell>
          <table:table-cell office:value-type="string" calcext:value-type="string">
            <text:p>Mohamed A. El-Sharkawi</text:p>
          </table:table-cell>
          <table:table-cell office:value-type="float" office:value="9781466503038" calcext:value-type="float">
            <text:p>9781466503038</text:p>
          </table:table-cell>
          <table:table-cell/>
        </table:table-row>
        <table:table-row table:style-name="ro1">
          <table:table-cell office:value-type="string" calcext:value-type="string">
            <text:p>Microelectronic circuits</text:p>
          </table:table-cell>
          <table:table-cell office:value-type="string" calcext:value-type="string">
            <text:p>Adel S. Sedra</text:p>
          </table:table-cell>
          <table:table-cell office:value-type="float" office:value="9780199339136" calcext:value-type="float">
            <text:p>9780199339136</text:p>
          </table:table-cell>
          <table:table-cell/>
        </table:table-row>
        <table:table-row table:style-name="ro1">
          <table:table-cell office:value-type="string" calcext:value-type="string">
            <text:p>MSP430 microcontroller basics</text:p>
          </table:table-cell>
          <table:table-cell office:value-type="string" calcext:value-type="string">
            <text:p>John H. Davies</text:p>
          </table:table-cell>
          <table:table-cell office:value-type="float" office:value="9780750682763" calcext:value-type="float">
            <text:p>9780750682763</text:p>
          </table:table-cell>
          <table:table-cell/>
        </table:table-row>
        <table:table-row table:style-name="ro1">
          <table:table-cell office:value-type="string" calcext:value-type="string">
            <text:p>Principles and applications of electrical engineering</text:p>
          </table:table-cell>
          <table:table-cell office:value-type="string" calcext:value-type="string">
            <text:p>Giorgio Rizzoni</text:p>
          </table:table-cell>
          <table:table-cell office:value-type="float" office:value="9780073529592" calcext:value-type="float">
            <text:p>9780073529592</text:p>
          </table:table-cell>
          <table:table-cell/>
        </table:table-row>
        <table:table-row table:style-name="ro1">
          <table:table-cell office:value-type="string" calcext:value-type="string">
            <text:p>Digital signal processing: principles, algorithms, and applications</text:p>
          </table:table-cell>
          <table:table-cell office:value-type="string" calcext:value-type="string">
            <text:p>John G. Proakis</text:p>
          </table:table-cell>
          <table:table-cell office:value-type="float" office:value="9780131873742" calcext:value-type="float">
            <text:p>9780131873742</text:p>
          </table:table-cell>
          <table:table-cell/>
        </table:table-row>
        <table:table-row table:style-name="ro1">
          <table:table-cell office:value-type="string" calcext:value-type="string">
            <text:p>Fundamentals of optical waveguides</text:p>
          </table:table-cell>
          <table:table-cell office:value-type="string" calcext:value-type="string">
            <text:p>Katsunari Okamoto</text:p>
          </table:table-cell>
          <table:table-cell office:value-type="float" office:value="9780125250962" calcext:value-type="float">
            <text:p>9780125250962</text:p>
          </table:table-cell>
          <table:table-cell/>
        </table:table-row>
        <table:table-row table:style-name="ro1">
          <table:table-cell office:value-type="string" calcext:value-type="string">
            <text:p>Fundamentals Of Photonics</text:p>
          </table:table-cell>
          <table:table-cell office:value-type="string" calcext:value-type="string">
            <text:p>Bahaa E. A. Saleh</text:p>
          </table:table-cell>
          <table:table-cell office:value-type="float" office:value="9780471358329" calcext:value-type="float">
            <text:p>9780471358329</text:p>
          </table:table-cell>
          <table:table-cell/>
        </table:table-row>
        <table:table-row table:style-name="ro1">
          <table:table-cell office:value-type="string" calcext:value-type="string">
            <text:p>Introduction To Modern Optics</text:p>
          </table:table-cell>
          <table:table-cell office:value-type="string" calcext:value-type="string">
            <text:p>Grant R. Fowles</text:p>
          </table:table-cell>
          <table:table-cell office:value-type="float" office:value="9780486659572" calcext:value-type="float">
            <text:p>9780486659572</text:p>
          </table:table-cell>
          <table:table-cell/>
        </table:table-row>
        <table:table-row table:style-name="ro1">
          <table:table-cell office:value-type="string" calcext:value-type="string">
            <text:p>Memory systems: cache, DRAM, disk</text:p>
          </table:table-cell>
          <table:table-cell office:value-type="string" calcext:value-type="string">
            <text:p>Bruce Jacob</text:p>
          </table:table-cell>
          <table:table-cell office:value-type="float" office:value="9780123797513" calcext:value-type="float">
            <text:p>9780123797513</text:p>
          </table:table-cell>
          <table:table-cell/>
        </table:table-row>
        <table:table-row table:style-name="ro1">
          <table:table-cell office:value-type="string" calcext:value-type="string">
            <text:p>Logic and computer design fundamentals</text:p>
          </table:table-cell>
          <table:table-cell office:value-type="string" calcext:value-type="string">
            <text:p>M. Morris Mano</text:p>
          </table:table-cell>
          <table:table-cell office:value-type="float" office:value="9780133760637" calcext:value-type="float">
            <text:p>9780133760637</text:p>
          </table:table-cell>
          <table:table-cell/>
        </table:table-row>
        <table:table-row table:style-name="ro1">
          <table:table-cell office:value-type="string" calcext:value-type="string">
            <text:p>Fundamentals of electric circuits</text:p>
          </table:table-cell>
          <table:table-cell office:value-type="string" calcext:value-type="string">
            <text:p>Charles K. Alexander</text:p>
          </table:table-cell>
          <table:table-cell office:value-type="float" office:value="9780078028229" calcext:value-type="float">
            <text:p>9780078028229</text:p>
          </table:table-cell>
          <table:table-cell/>
        </table:table-row>
        <table:table-row table:style-name="ro1">
          <table:table-cell office:value-type="string" calcext:value-type="string">
            <text:p>Parallel computer architecture: a hardware/software approach</text:p>
          </table:table-cell>
          <table:table-cell office:value-type="string" calcext:value-type="string">
            <text:p>David E. Culler</text:p>
          </table:table-cell>
          <table:table-cell office:value-type="float" office:value="9781558603431" calcext:value-type="float">
            <text:p>9781558603431</text:p>
          </table:table-cell>
          <table:table-cell/>
        </table:table-row>
        <table:table-row table:style-name="ro1">
          <table:table-cell office:value-type="string" calcext:value-type="string">
            <text:p>Modern processor design: fundamentals of superscalar processors</text:p>
          </table:table-cell>
          <table:table-cell office:value-type="string" calcext:value-type="string">
            <text:p>John Paul Shen</text:p>
          </table:table-cell>
          <table:table-cell office:value-type="float" office:value="9781478607830" calcext:value-type="float">
            <text:p>9781478607830</text:p>
          </table:table-cell>
          <table:table-cell/>
        </table:table-row>
        <table:table-row table:style-name="ro1">
          <table:table-cell office:value-type="string" calcext:value-type="string">
            <text:p>Computer architecture: a quantitative approach</text:p>
          </table:table-cell>
          <table:table-cell office:value-type="string" calcext:value-type="string">
            <text:p>John L. Hennessy</text:p>
          </table:table-cell>
          <table:table-cell office:value-type="float" office:value="9780123838728" calcext:value-type="float">
            <text:p>9780123838728</text:p>
          </table:table-cell>
          <table:table-cell/>
        </table:table-row>
        <table:table-row table:style-name="ro1">
          <table:table-cell office:value-type="string" calcext:value-type="string">
            <text:p>Computer Organization And Design: The Hardware/Software Interface</text:p>
          </table:table-cell>
          <table:table-cell office:value-type="string" calcext:value-type="string">
            <text:p>David A. Patterson</text:p>
          </table:table-cell>
          <table:table-cell office:value-type="float" office:value="9780124077263" calcext:value-type="float">
            <text:p>9780124077263</text:p>
          </table:table-cell>
          <table:table-cell/>
        </table:table-row>
        <table:table-row table:style-name="ro1">
          <table:table-cell office:value-type="string" calcext:value-type="string">
            <text:p>Fundamentals Of Wireless Communication</text:p>
          </table:table-cell>
          <table:table-cell office:value-type="string" calcext:value-type="string">
            <text:p>David Tse</text:p>
          </table:table-cell>
          <table:table-cell office:value-type="float" office:value="9780521845274" calcext:value-type="float">
            <text:p>9780521845274</text:p>
          </table:table-cell>
          <table:table-cell/>
        </table:table-row>
        <table:table-row table:style-name="ro1">
          <table:table-cell office:value-type="string" calcext:value-type="string">
            <text:p>Nonlinear optics</text:p>
          </table:table-cell>
          <table:table-cell office:value-type="string" calcext:value-type="string">
            <text:p>Robert W. Boyd</text:p>
          </table:table-cell>
          <table:table-cell office:value-type="float" office:value="9780123694706" calcext:value-type="float">
            <text:p>9780123694706</text:p>
          </table:table-cell>
          <table:table-cell/>
        </table:table-row>
        <table:table-row table:style-name="ro1">
          <table:table-cell office:value-type="string" calcext:value-type="string">
            <text:p>Advanced Engineering Electromagnetics</text:p>
          </table:table-cell>
          <table:table-cell office:value-type="string" calcext:value-type="string">
            <text:p>Constantine A. Balanis</text:p>
          </table:table-cell>
          <table:table-cell office:value-type="float" office:value="9780470589489" calcext:value-type="float">
            <text:p>9780470589489</text:p>
          </table:table-cell>
          <table:table-cell/>
        </table:table-row>
        <table:table-row table:style-name="ro1">
          <table:table-cell office:value-type="string" calcext:value-type="string">
            <text:p>VHDL: Modular Design And Synthesis Of Cores And Systems</text:p>
          </table:table-cell>
          <table:table-cell office:value-type="string" calcext:value-type="string">
            <text:p>Zainalabedin Navabi</text:p>
          </table:table-cell>
          <table:table-cell office:value-type="float" office:value="9780071475457" calcext:value-type="float">
            <text:p>9780071475457</text:p>
          </table:table-cell>
          <table:table-cell/>
        </table:table-row>
        <table:table-row table:style-name="ro1">
          <table:table-cell office:value-type="string" calcext:value-type="string">
            <text:p>Computer Vision: A Modern Approach</text:p>
          </table:table-cell>
          <table:table-cell office:value-type="string" calcext:value-type="string">
            <text:p>David Forsyth</text:p>
          </table:table-cell>
          <table:table-cell office:value-type="float" office:value="9780136085928" calcext:value-type="float">
            <text:p>9780136085928</text:p>
          </table:table-cell>
          <table:table-cell/>
        </table:table-row>
        <table:table-row table:style-name="ro1">
          <table:table-cell office:value-type="string" calcext:value-type="string">
            <text:p>Computer organization and embedded systems</text:p>
          </table:table-cell>
          <table:table-cell office:value-type="string" calcext:value-type="string">
            <text:p>V. Carl Hamacher</text:p>
          </table:table-cell>
          <table:table-cell office:value-type="float" office:value="9780073380650" calcext:value-type="float">
            <text:p>9780073380650</text:p>
          </table:table-cell>
          <table:table-cell/>
        </table:table-row>
        <table:table-row table:style-name="ro1">
          <table:table-cell office:value-type="string" calcext:value-type="string">
            <text:p>Discrete-time signal processing</text:p>
          </table:table-cell>
          <table:table-cell office:value-type="string" calcext:value-type="string">
            <text:p>Alan V. Oppenheim</text:p>
          </table:table-cell>
          <table:table-cell office:value-type="float" office:value="9780131988422" calcext:value-type="float">
            <text:p>9780131988422</text:p>
          </table:table-cell>
          <table:table-cell/>
        </table:table-row>
        <table:table-row table:style-name="ro1">
          <table:table-cell office:value-type="string" calcext:value-type="string">
            <text:p>Power systems analysis</text:p>
          </table:table-cell>
          <table:table-cell office:value-type="string" calcext:value-type="string">
            <text:p>Arthur R. Bergen</text:p>
          </table:table-cell>
          <table:table-cell office:value-type="float" office:value="9780136919902" calcext:value-type="float">
            <text:p>9780136919902</text:p>
          </table:table-cell>
          <table:table-cell/>
        </table:table-row>
        <table:table-row table:style-name="ro1">
          <table:table-cell office:value-type="string" calcext:value-type="string">
            <text:p>Computational Complexity: A Modern Approach</text:p>
          </table:table-cell>
          <table:table-cell office:value-type="string" calcext:value-type="string">
            <text:p>Sanjeev Arora</text:p>
          </table:table-cell>
          <table:table-cell office:value-type="float" office:value="9780521424264" calcext:value-type="float">
            <text:p>9780521424264</text:p>
          </table:table-cell>
          <table:table-cell/>
        </table:table-row>
        <table:table-row table:style-name="ro1">
          <table:table-cell office:value-type="string" calcext:value-type="string">
            <text:p>Basic Economics: A Common Sense Guide To The Economy</text:p>
          </table:table-cell>
          <table:table-cell office:value-type="string" calcext:value-type="string">
            <text:p>Thomas Sowell</text:p>
          </table:table-cell>
          <table:table-cell office:value-type="float" office:value="9780465060733" calcext:value-type="float">
            <text:p>9780465060733</text:p>
          </table:table-cell>
          <table:table-cell/>
        </table:table-row>
        <table:table-row table:style-name="ro1">
          <table:table-cell office:value-type="string" calcext:value-type="string">
            <text:p>Introduction To Modern Economic Growth</text:p>
          </table:table-cell>
          <table:table-cell office:value-type="string" calcext:value-type="string">
            <text:p>Daron Acemoglu</text:p>
          </table:table-cell>
          <table:table-cell office:value-type="float" office:value="9780691132921" calcext:value-type="float">
            <text:p>9780691132921</text:p>
          </table:table-cell>
          <table:table-cell/>
        </table:table-row>
        <table:table-row table:style-name="ro1">
          <table:table-cell office:value-type="string" calcext:value-type="string">
            <text:p>Modern Principles: Macroeconomics</text:p>
          </table:table-cell>
          <table:table-cell office:value-type="string" calcext:value-type="string">
            <text:p>Tyler Cowen</text:p>
          </table:table-cell>
          <table:table-cell office:value-type="float" office:value="9781429278409" calcext:value-type="float">
            <text:p>9781429278409</text:p>
          </table:table-cell>
          <table:table-cell/>
        </table:table-row>
        <table:table-row table:style-name="ro1">
          <table:table-cell office:value-type="string" calcext:value-type="string">
            <text:p>Macroeconomics</text:p>
          </table:table-cell>
          <table:table-cell office:value-type="string" calcext:value-type="string">
            <text:p>N. Gregory Mankiw</text:p>
          </table:table-cell>
          <table:table-cell office:value-type="float" office:value="9781429218870" calcext:value-type="float">
            <text:p>9781429218870</text:p>
          </table:table-cell>
          <table:table-cell/>
        </table:table-row>
        <table:table-row table:style-name="ro1">
          <table:table-cell office:value-type="string" calcext:value-type="string">
            <text:p>Principles Of Economics</text:p>
          </table:table-cell>
          <table:table-cell office:value-type="string" calcext:value-type="string">
            <text:p>N. Gregory Mankiw</text:p>
          </table:table-cell>
          <table:table-cell office:value-type="float" office:value="9781305585126" calcext:value-type="float">
            <text:p>9781305585126</text:p>
          </table:table-cell>
          <table:table-cell/>
        </table:table-row>
        <table:table-row table:style-name="ro1">
          <table:table-cell office:value-type="string" calcext:value-type="string">
            <text:p>The Oil Curse: How Petroleum Wealth Shapes The Development Of Nations</text:p>
          </table:table-cell>
          <table:table-cell office:value-type="string" calcext:value-type="string">
            <text:p>Michael L. Ross</text:p>
          </table:table-cell>
          <table:table-cell office:value-type="float" office:value="9780691159638" calcext:value-type="float">
            <text:p>9780691159638</text:p>
          </table:table-cell>
          <table:table-cell/>
        </table:table-row>
        <table:table-row table:style-name="ro1">
          <table:table-cell office:value-type="string" calcext:value-type="string">
            <text:p>Capital; A Critique Of Political Economy</text:p>
          </table:table-cell>
          <table:table-cell office:value-type="string" calcext:value-type="string">
            <text:p>Karl Marx</text:p>
          </table:table-cell>
          <table:table-cell office:value-type="float" office:value="9780140445695" calcext:value-type="float">
            <text:p>9780140445695</text:p>
          </table:table-cell>
          <table:table-cell/>
        </table:table-row>
        <table:table-row table:style-name="ro1">
          <table:table-cell office:value-type="string" calcext:value-type="string">
            <text:p>Capital; A Critique Of Political Economy</text:p>
          </table:table-cell>
          <table:table-cell office:value-type="string" calcext:value-type="string">
            <text:p>Karl Marx</text:p>
          </table:table-cell>
          <table:table-cell office:value-type="float" office:value="9780140445701" calcext:value-type="float">
            <text:p>9780140445701</text:p>
          </table:table-cell>
          <table:table-cell/>
        </table:table-row>
        <table:table-row table:style-name="ro1">
          <table:table-cell office:value-type="string" calcext:value-type="string">
            <text:p>The Mystery Of Capital: Why Capitalism Triumphs In The West And Fails Everywhere Else</text:p>
          </table:table-cell>
          <table:table-cell office:value-type="string" calcext:value-type="string">
            <text:p>Hernando de Soto</text:p>
          </table:table-cell>
          <table:table-cell office:value-type="float" office:value="9780465016150" calcext:value-type="float">
            <text:p>9780465016150</text:p>
          </table:table-cell>
          <table:table-cell/>
        </table:table-row>
        <table:table-row table:style-name="ro1">
          <table:table-cell office:value-type="string" calcext:value-type="string">
            <text:p>The History Of Sexuality</text:p>
          </table:table-cell>
          <table:table-cell office:value-type="string" calcext:value-type="string">
            <text:p>Michel Foucault</text:p>
          </table:table-cell>
          <table:table-cell office:value-type="float" office:value="9780679724698" calcext:value-type="float">
            <text:p>9780679724698</text:p>
          </table:table-cell>
          <table:table-cell/>
        </table:table-row>
        <table:table-row table:style-name="ro1">
          <table:table-cell office:value-type="string" calcext:value-type="string">
            <text:p>The history of sexuality</text:p>
          </table:table-cell>
          <table:table-cell office:value-type="string" calcext:value-type="string">
            <text:p>Michel Foucault</text:p>
          </table:table-cell>
          <table:table-cell office:value-type="float" office:value="9780394751221" calcext:value-type="float">
            <text:p>9780394751221</text:p>
          </table:table-cell>
          <table:table-cell/>
        </table:table-row>
        <table:table-row table:style-name="ro1">
          <table:table-cell office:value-type="string" calcext:value-type="string">
            <text:p>The Feminine Mystique</text:p>
          </table:table-cell>
          <table:table-cell office:value-type="string" calcext:value-type="string">
            <text:p>Betty Friedan</text:p>
          </table:table-cell>
          <table:table-cell office:value-type="float" office:value="9780393346787" calcext:value-type="float">
            <text:p>9780393346787</text:p>
          </table:table-cell>
          <table:table-cell/>
        </table:table-row>
        <table:table-row table:style-name="ro1">
          <table:table-cell office:value-type="string" calcext:value-type="string">
            <text:p>Critical Race Theory: An Introduction</text:p>
          </table:table-cell>
          <table:table-cell office:value-type="string" calcext:value-type="string">
            <text:p>Richard Delgado</text:p>
          </table:table-cell>
          <table:table-cell office:value-type="float" office:value="9781479802760" calcext:value-type="float">
            <text:p>9781479802760</text:p>
          </table:table-cell>
          <table:table-cell/>
        </table:table-row>
        <table:table-row table:style-name="ro1">
          <table:table-cell office:value-type="string" calcext:value-type="string">
            <text:p>Intersectionality</text:p>
          </table:table-cell>
          <table:table-cell office:value-type="string" calcext:value-type="string">
            <text:p>Patricia Hill Collins</text:p>
          </table:table-cell>
          <table:table-cell office:value-type="float" office:value="9780745684499" calcext:value-type="float">
            <text:p>9780745684499</text:p>
          </table:table-cell>
          <table:table-cell/>
        </table:table-row>
        <table:table-row table:style-name="ro1">
          <table:table-cell office:value-type="string" calcext:value-type="string">
            <text:p>Black feminist thought: knowledge, consciousness, and the politics of empowerment</text:p>
          </table:table-cell>
          <table:table-cell office:value-type="string" calcext:value-type="string">
            <text:p>Patrici Collins</text:p>
          </table:table-cell>
          <table:table-cell office:value-type="float" office:value="9780415964722" calcext:value-type="float">
            <text:p>9780415964722</text:p>
          </table:table-cell>
          <table:table-cell/>
        </table:table-row>
        <table:table-row table:style-name="ro1">
          <table:table-cell office:value-type="string" calcext:value-type="string">
            <text:p>Just methods: an interdisciplinary feminist reader</text:p>
          </table:table-cell>
          <table:table-cell office:value-type="string" calcext:value-type="string">
            <text:p>Alison M. Jaggar</text:p>
          </table:table-cell>
          <table:table-cell office:value-type="float" office:value="9781612053035" calcext:value-type="float">
            <text:p>9781612053035</text:p>
          </table:table-cell>
          <table:table-cell/>
        </table:table-row>
        <table:table-row table:style-name="ro1">
          <table:table-cell office:value-type="string" calcext:value-type="string">
            <text:p>Myths Of Gender: Biological Theories About Women And Men</text:p>
          </table:table-cell>
          <table:table-cell office:value-type="string" calcext:value-type="string">
            <text:p>Anne Fausto-Sterling</text:p>
          </table:table-cell>
          <table:table-cell office:value-type="float" office:value="9780465047925" calcext:value-type="float">
            <text:p>9780465047925</text:p>
          </table:table-cell>
          <table:table-cell/>
        </table:table-row>
        <table:table-row table:style-name="ro1">
          <table:table-cell office:value-type="string" calcext:value-type="string">
            <text:p>Feminist Methodologies For Critical Researchers: Bridging Differences</text:p>
          </table:table-cell>
          <table:table-cell office:value-type="string" calcext:value-type="string">
            <text:p>Joey Sprague</text:p>
          </table:table-cell>
          <table:table-cell office:value-type="float" office:value="9780759109032" calcext:value-type="float">
            <text:p>9780759109032</text:p>
          </table:table-cell>
          <table:table-cell/>
        </table:table-row>
        <table:table-row table:style-name="ro1">
          <table:table-cell office:value-type="string" calcext:value-type="string">
            <text:p>The Routledge companion to feminist philosophy</text:p>
          </table:table-cell>
          <table:table-cell office:value-type="string" calcext:value-type="string">
            <text:p>Ann Garry</text:p>
          </table:table-cell>
          <table:table-cell office:value-type="float" office:value="9781138795921" calcext:value-type="float">
            <text:p>9781138795921</text:p>
          </table:table-cell>
          <table:table-cell/>
        </table:table-row>
        <table:table-row table:style-name="ro1">
          <table:table-cell office:value-type="string" calcext:value-type="string">
            <text:p>Feminist methodologies for critical researchers: bridging differences</text:p>
          </table:table-cell>
          <table:table-cell office:value-type="string" calcext:value-type="string">
            <text:p>Joey Sprague</text:p>
          </table:table-cell>
          <table:table-cell office:value-type="float" office:value="9781442218727" calcext:value-type="float">
            <text:p>9781442218727</text:p>
          </table:table-cell>
          <table:table-cell/>
        </table:table-row>
        <table:table-row table:style-name="ro1">
          <table:table-cell office:value-type="string" calcext:value-type="string">
            <text:p>Feminist Research Practice: A Primer</text:p>
          </table:table-cell>
          <table:table-cell office:value-type="string" calcext:value-type="string">
            <text:p>Sharlene Nagy Hesse-Biber</text:p>
          </table:table-cell>
          <table:table-cell office:value-type="float" office:value="9781412994972" calcext:value-type="float">
            <text:p>9781412994972</text:p>
          </table:table-cell>
          <table:table-cell/>
        </table:table-row>
        <table:table-row table:style-name="ro1">
          <table:table-cell office:value-type="string" calcext:value-type="string">
            <text:p>Feminism And Methodology: Social Science Issues</text:p>
          </table:table-cell>
          <table:table-cell office:value-type="string" calcext:value-type="string">
            <text:p>Sandra G. Harding</text:p>
          </table:table-cell>
          <table:table-cell office:value-type="float" office:value="9780253204448" calcext:value-type="float">
            <text:p>9780253204448</text:p>
          </table:table-cell>
          <table:table-cell/>
        </table:table-row>
        <table:table-row table:style-name="ro1">
          <table:table-cell office:value-type="string" calcext:value-type="string">
            <text:p>The Feminist Standpoint Theory Reader: Intellectual And Political Controversies</text:p>
          </table:table-cell>
          <table:table-cell office:value-type="string" calcext:value-type="string">
            <text:p>Sandra G. Harding</text:p>
          </table:table-cell>
          <table:table-cell office:value-type="float" office:value="9780415945011" calcext:value-type="float">
            <text:p>9780415945011</text:p>
          </table:table-cell>
          <table:table-cell/>
        </table:table-row>
        <table:table-row table:style-name="ro1">
          <table:table-cell office:value-type="string" calcext:value-type="string">
            <text:p>The Postcolonial Science And Technology Studies Reader</text:p>
          </table:table-cell>
          <table:table-cell office:value-type="string" calcext:value-type="string">
            <text:p>Sandra Harding</text:p>
          </table:table-cell>
          <table:table-cell office:value-type="float" office:value="9780822349570" calcext:value-type="float">
            <text:p>9780822349570</text:p>
          </table:table-cell>
          <table:table-cell/>
        </table:table-row>
        <table:table-row table:style-name="ro1">
          <table:table-cell office:value-type="string" calcext:value-type="string">
            <text:p>The Selfish Gene</text:p>
          </table:table-cell>
          <table:table-cell office:value-type="string" calcext:value-type="string">
            <text:p>Charles Simonyi Chair of Public Understanding of Science Richard Dawkins</text:p>
          </table:table-cell>
          <table:table-cell office:value-type="float" office:value="9780198788607" calcext:value-type="float">
            <text:p>9780198788607</text:p>
          </table:table-cell>
          <table:table-cell/>
        </table:table-row>
        <table:table-row table:style-name="ro1">
          <table:table-cell office:value-type="string" calcext:value-type="string">
            <text:p>Consciousness explained</text:p>
          </table:table-cell>
          <table:table-cell office:value-type="string" calcext:value-type="string">
            <text:p>D. C. Dennett</text:p>
          </table:table-cell>
          <table:table-cell office:value-type="float" office:value="9780316180665" calcext:value-type="float">
            <text:p>9780316180665</text:p>
          </table:table-cell>
          <table:table-cell/>
        </table:table-row>
        <table:table-row table:style-name="ro1">
          <table:table-cell office:value-type="string" calcext:value-type="string">
            <text:p>Free Will</text:p>
          </table:table-cell>
          <table:table-cell office:value-type="string" calcext:value-type="string">
            <text:p>Sam Harris</text:p>
          </table:table-cell>
          <table:table-cell office:value-type="float" office:value="9781451683400" calcext:value-type="float">
            <text:p>9781451683400</text:p>
          </table:table-cell>
          <table:table-cell/>
        </table:table-row>
        <table:table-row table:style-name="ro1">
          <table:table-cell office:value-type="string" calcext:value-type="string">
            <text:p>The moral landscape: how science can determine human values</text:p>
          </table:table-cell>
          <table:table-cell office:value-type="string" calcext:value-type="string">
            <text:p>Sam Harris</text:p>
          </table:table-cell>
          <table:table-cell office:value-type="float" office:value="9781439171226" calcext:value-type="float">
            <text:p>9781439171226</text:p>
          </table:table-cell>
          <table:table-cell/>
        </table:table-row>
        <table:table-row table:style-name="ro1">
          <table:table-cell office:value-type="string" calcext:value-type="string">
            <text:p>Lying</text:p>
          </table:table-cell>
          <table:table-cell office:value-type="string" calcext:value-type="string">
            <text:p>Sam Harris</text:p>
          </table:table-cell>
          <table:table-cell office:value-type="float" office:value="9781940051000" calcext:value-type="float">
            <text:p>9781940051000</text:p>
          </table:table-cell>
          <table:table-cell/>
        </table:table-row>
        <table:table-row table:style-name="ro1">
          <table:table-cell office:value-type="string" calcext:value-type="string">
            <text:p>Letter To A Christian Nation</text:p>
          </table:table-cell>
          <table:table-cell office:value-type="string" calcext:value-type="string">
            <text:p>Sam Harris</text:p>
          </table:table-cell>
          <table:table-cell office:value-type="float" office:value="9780307278777" calcext:value-type="float">
            <text:p>9780307278777</text:p>
          </table:table-cell>
          <table:table-cell/>
        </table:table-row>
        <table:table-row table:style-name="ro1">
          <table:table-cell office:value-type="string" calcext:value-type="string">
            <text:p>The end of faith: religion, terror, and the future of reason</text:p>
          </table:table-cell>
          <table:table-cell office:value-type="string" calcext:value-type="string">
            <text:p>Sam Harris</text:p>
          </table:table-cell>
          <table:table-cell office:value-type="float" office:value="9780393327656" calcext:value-type="float">
            <text:p>9780393327656</text:p>
          </table:table-cell>
          <table:table-cell/>
        </table:table-row>
        <table:table-row table:style-name="ro1">
          <table:table-cell office:value-type="string" calcext:value-type="string">
            <text:p>Waking up: a guide to spirituality without religion</text:p>
          </table:table-cell>
          <table:table-cell office:value-type="string" calcext:value-type="string">
            <text:p>Sam Harris</text:p>
          </table:table-cell>
          <table:table-cell office:value-type="float" office:value="9781451636024" calcext:value-type="float">
            <text:p>9781451636024</text:p>
          </table:table-cell>
          <table:table-cell/>
        </table:table-row>
        <table:table-row table:style-name="ro1">
          <table:table-cell office:value-type="string" calcext:value-type="string">
            <text:p>Professing Feminism: Education And Indoctrination In Women's Studies</text:p>
          </table:table-cell>
          <table:table-cell office:value-type="string" calcext:value-type="string">
            <text:p>Daphne Patai</text:p>
          </table:table-cell>
          <table:table-cell office:value-type="float" office:value="9780739104552" calcext:value-type="float">
            <text:p>9780739104552</text:p>
          </table:table-cell>
          <table:table-cell/>
        </table:table-row>
        <table:table-row table:style-name="ro1">
          <table:table-cell office:value-type="string" calcext:value-type="string">
            <text:p>The Origin Of Species And The Voyage Of The Beagle</text:p>
          </table:table-cell>
          <table:table-cell office:value-type="string" calcext:value-type="string">
            <text:p>Charles Darwin</text:p>
          </table:table-cell>
          <table:table-cell office:value-type="float" office:value="9781400041275" calcext:value-type="float">
            <text:p>9781400041275</text:p>
          </table:table-cell>
          <table:table-cell/>
        </table:table-row>
        <table:table-row table:style-name="ro1">
          <table:table-cell office:value-type="string" calcext:value-type="string">
            <text:p>Force and fanaticism: Wahhabism in Saudi Arabia and beyond</text:p>
          </table:table-cell>
          <table:table-cell office:value-type="string" calcext:value-type="string">
            <text:p>Simon Ross Valentine</text:p>
          </table:table-cell>
          <table:table-cell office:value-type="float" office:value="9781849044646" calcext:value-type="float">
            <text:p>9781849044646</text:p>
          </table:table-cell>
          <table:table-cell/>
        </table:table-row>
        <table:table-row table:style-name="ro1">
          <table:table-cell office:value-type="string" calcext:value-type="string">
            <text:p>Decoding the universe: how the new science of information is explaining everything in the cosmos, from our brains to black holes</text:p>
          </table:table-cell>
          <table:table-cell office:value-type="string" calcext:value-type="string">
            <text:p>Charles Seife</text:p>
          </table:table-cell>
          <table:table-cell office:value-type="float" office:value="9780143038399" calcext:value-type="float">
            <text:p>9780143038399</text:p>
          </table:table-cell>
          <table:table-cell/>
        </table:table-row>
        <table:table-row table:style-name="ro1">
          <table:table-cell office:value-type="string" calcext:value-type="string">
            <text:p>The Science Of Language: Interviews With James McGilvray</text:p>
          </table:table-cell>
          <table:table-cell office:value-type="string" calcext:value-type="string">
            <text:p>Noam Chomsky</text:p>
          </table:table-cell>
          <table:table-cell office:value-type="float" office:value="9781107016378" calcext:value-type="float">
            <text:p>9781107016378</text:p>
          </table:table-cell>
          <table:table-cell/>
        </table:table-row>
        <table:table-row table:style-name="ro1">
          <table:table-cell office:value-type="string" calcext:value-type="string">
            <text:p>Little science, big science-- and beyond</text:p>
          </table:table-cell>
          <table:table-cell office:value-type="string" calcext:value-type="string">
            <text:p>Derek J. de Solla Price</text:p>
          </table:table-cell>
          <table:table-cell office:value-type="float" office:value="9780231049573" calcext:value-type="float">
            <text:p>9780231049573</text:p>
          </table:table-cell>
          <table:table-cell/>
        </table:table-row>
        <table:table-row table:style-name="ro1">
          <table:table-cell office:value-type="string" calcext:value-type="string">
            <text:p>Introductuon to project management</text:p>
          </table:table-cell>
          <table:table-cell office:value-type="string" calcext:value-type="string">
            <text:p>Kathy Schwalbe</text:p>
          </table:table-cell>
          <table:table-cell office:value-type="float" office:value="9780982800331" calcext:value-type="float">
            <text:p>9780982800331</text:p>
          </table:table-cell>
          <table:table-cell/>
        </table:table-row>
        <table:table-row table:style-name="ro1">
          <table:table-cell office:value-type="string" calcext:value-type="string">
            <text:p>The Greatest Story Ever Told--So Far: Why Are We Here?</text:p>
          </table:table-cell>
          <table:table-cell office:value-type="string" calcext:value-type="string">
            <text:p>Lawrence M. Krauss</text:p>
          </table:table-cell>
          <table:table-cell office:value-type="float" office:value="9781476777610" calcext:value-type="float">
            <text:p>9781476777610</text:p>
          </table:table-cell>
          <table:table-cell/>
        </table:table-row>
        <table:table-row table:style-name="ro1">
          <table:table-cell office:value-type="string" calcext:value-type="string">
            <text:p>A Universe From Nothing: Why There Is Something Rather Than Nothing</text:p>
          </table:table-cell>
          <table:table-cell office:value-type="string" calcext:value-type="string">
            <text:p>Lawrence M. Krauss</text:p>
          </table:table-cell>
          <table:table-cell office:value-type="float" office:value="9781451624465" calcext:value-type="float">
            <text:p>9781451624465</text:p>
          </table:table-cell>
          <table:table-cell/>
        </table:table-row>
        <table:table-row table:style-name="ro1">
          <table:table-cell office:value-type="string" calcext:value-type="string">
            <text:p>A treatise on the fundamental principles of violin playing</text:p>
          </table:table-cell>
          <table:table-cell office:value-type="string" calcext:value-type="string">
            <text:p>Leopold Mozart</text:p>
          </table:table-cell>
          <table:table-cell office:value-type="float" office:value="9780193185135" calcext:value-type="float">
            <text:p>9780193185135</text:p>
          </table:table-cell>
          <table:table-cell/>
        </table:table-row>
        <table:table-row table:style-name="ro1">
          <table:table-cell office:value-type="string" calcext:value-type="string">
            <text:p>Tesla, Man Out Of Time</text:p>
          </table:table-cell>
          <table:table-cell office:value-type="string" calcext:value-type="string">
            <text:p>Margaret Cheney</text:p>
          </table:table-cell>
          <table:table-cell office:value-type="float" office:value="9780743215367" calcext:value-type="float">
            <text:p>9780743215367</text:p>
          </table:table-cell>
          <table:table-cell/>
        </table:table-row>
        <table:table-row table:style-name="ro1">
          <table:table-cell office:value-type="string" calcext:value-type="string">
            <text:p>The Cambridge History Of The Second World War</text:p>
          </table:table-cell>
          <table:table-cell office:value-type="string" calcext:value-type="string">
            <text:p>John Ferris</text:p>
          </table:table-cell>
          <table:table-cell office:value-type="float" office:value="9781107038929" calcext:value-type="float">
            <text:p>9781107038929</text:p>
          </table:table-cell>
          <table:table-cell/>
        </table:table-row>
        <table:table-row table:style-name="ro1">
          <table:table-cell office:value-type="string" calcext:value-type="string">
            <text:p>The Cambridge History Of The Second World War</text:p>
          </table:table-cell>
          <table:table-cell office:value-type="string" calcext:value-type="string">
            <text:p>Richard Bosworth</text:p>
          </table:table-cell>
          <table:table-cell office:value-type="float" office:value="9781107034075" calcext:value-type="float">
            <text:p>9781107034075</text:p>
          </table:table-cell>
          <table:table-cell/>
        </table:table-row>
        <table:table-row table:style-name="ro1">
          <table:table-cell office:value-type="string" calcext:value-type="string">
            <text:p>The Cambridge History Of The Second World War</text:p>
          </table:table-cell>
          <table:table-cell office:value-type="string" calcext:value-type="string">
            <text:p>Michael Geyer</text:p>
          </table:table-cell>
          <table:table-cell office:value-type="float" office:value="9781107039957" calcext:value-type="float">
            <text:p>9781107039957</text:p>
          </table:table-cell>
          <table:table-cell/>
        </table:table-row>
        <table:table-row table:style-name="ro1">
          <table:table-cell office:value-type="string" calcext:value-type="string">
            <text:p>The Cambridge History Of The Cold War</text:p>
          </table:table-cell>
          <table:table-cell office:value-type="string" calcext:value-type="string">
            <text:p>Melvyn P. Leffler</text:p>
          </table:table-cell>
          <table:table-cell office:value-type="float" office:value="9781107602311" calcext:value-type="float">
            <text:p>9781107602311</text:p>
          </table:table-cell>
          <table:table-cell/>
        </table:table-row>
        <table:table-row table:style-name="ro1">
          <table:table-cell office:value-type="string" calcext:value-type="string">
            <text:p>The Cambridge History Of The Cold War</text:p>
          </table:table-cell>
          <table:table-cell office:value-type="string" calcext:value-type="string">
            <text:p>Melvyn P. Leffler</text:p>
          </table:table-cell>
          <table:table-cell office:value-type="float" office:value="9781107602298" calcext:value-type="float">
            <text:p>9781107602298</text:p>
          </table:table-cell>
          <table:table-cell/>
        </table:table-row>
        <table:table-row table:style-name="ro1">
          <table:table-cell office:value-type="string" calcext:value-type="string">
            <text:p>The Cambridge History Of The First World War</text:p>
          </table:table-cell>
          <table:table-cell office:value-type="string" calcext:value-type="string">
            <text:p>Jay Winter</text:p>
          </table:table-cell>
          <table:table-cell office:value-type="float" office:value="9781316504994" calcext:value-type="float">
            <text:p>9781316504994</text:p>
          </table:table-cell>
          <table:table-cell/>
        </table:table-row>
        <table:table-row table:style-name="ro1">
          <table:table-cell office:value-type="string" calcext:value-type="string">
            <text:p>The Cambridge history of the First World War</text:p>
          </table:table-cell>
          <table:table-cell office:value-type="string" calcext:value-type="string">
            <text:p>J. M. Winter</text:p>
          </table:table-cell>
          <table:table-cell office:value-type="float" office:value="9781316504437" calcext:value-type="float">
            <text:p>9781316504437</text:p>
          </table:table-cell>
          <table:table-cell/>
        </table:table-row>
        <table:table-row table:style-name="ro1">
          <table:table-cell office:value-type="string" calcext:value-type="string">
            <text:p>Nixonland: The Rise Of A President And The Fracturing Of America</text:p>
          </table:table-cell>
          <table:table-cell office:value-type="string" calcext:value-type="string">
            <text:p>Rick Perlstein</text:p>
          </table:table-cell>
          <table:table-cell office:value-type="float" office:value="9780743243032" calcext:value-type="float">
            <text:p>9780743243032</text:p>
          </table:table-cell>
          <table:table-cell/>
        </table:table-row>
        <table:table-row table:style-name="ro1">
          <table:table-cell office:value-type="string" calcext:value-type="string">
            <text:p>The Rise And Fall Of The Third Reich; A History Of Nazi Germany</text:p>
          </table:table-cell>
          <table:table-cell office:value-type="string" calcext:value-type="string">
            <text:p>William L. Shirer</text:p>
          </table:table-cell>
          <table:table-cell office:value-type="float" office:value="9781451651683" calcext:value-type="float">
            <text:p>9781451651683</text:p>
          </table:table-cell>
          <table:table-cell/>
        </table:table-row>
        <table:table-row table:style-name="ro1">
          <table:table-cell office:value-type="string" calcext:value-type="string">
            <text:p>Stalin: The First In-Depth Biography Based On Explosive New Documents From Russia's Secret Archives</text:p>
          </table:table-cell>
          <table:table-cell office:value-type="string" calcext:value-type="string">
            <text:p>E. S. Radinskij</text:p>
          </table:table-cell>
          <table:table-cell office:value-type="float" office:value="9780385479547" calcext:value-type="float">
            <text:p>9780385479547</text:p>
          </table:table-cell>
          <table:table-cell/>
        </table:table-row>
        <table:table-row table:style-name="ro1">
          <table:table-cell office:value-type="string" calcext:value-type="string">
            <text:p>A people's history of the United States: 1492-2001</text:p>
          </table:table-cell>
          <table:table-cell office:value-type="string" calcext:value-type="string">
            <text:p>Howard Zinn</text:p>
          </table:table-cell>
          <table:table-cell office:value-type="float" office:value="9780060838652" calcext:value-type="float">
            <text:p>9780060838652</text:p>
          </table:table-cell>
          <table:table-cell/>
        </table:table-row>
        <table:table-row table:style-name="ro1">
          <table:table-cell office:value-type="string" calcext:value-type="string">
            <text:p>A Reader On Punishment</text:p>
          </table:table-cell>
          <table:table-cell office:value-type="string" calcext:value-type="string">
            <text:p>Antony Duff</text:p>
          </table:table-cell>
          <table:table-cell office:value-type="float" office:value="9780198763536" calcext:value-type="float">
            <text:p>9780198763536</text:p>
          </table:table-cell>
          <table:table-cell/>
        </table:table-row>
        <table:table-row table:style-name="ro1">
          <table:table-cell office:value-type="string" calcext:value-type="string">
            <text:p>Jurisprudence: Theory And Context</text:p>
          </table:table-cell>
          <table:table-cell office:value-type="string" calcext:value-type="string">
            <text:p>Brian Bix</text:p>
          </table:table-cell>
          <table:table-cell office:value-type="float" office:value="9781611637212" calcext:value-type="float">
            <text:p>9781611637212</text:p>
          </table:table-cell>
          <table:table-cell/>
        </table:table-row>
        <table:table-row table:style-name="ro1">
          <table:table-cell office:value-type="string" calcext:value-type="string">
            <text:p>Wills And Trusts In A Nutshell</text:p>
          </table:table-cell>
          <table:table-cell office:value-type="string" calcext:value-type="string">
            <text:p>ROBERT. MENNELL</text:p>
          </table:table-cell>
          <table:table-cell office:value-type="float" office:value="9781634604871" calcext:value-type="float">
            <text:p>9781634604871</text:p>
          </table:table-cell>
          <table:table-cell/>
        </table:table-row>
        <table:table-row table:style-name="ro1">
          <table:table-cell office:value-type="string" calcext:value-type="string">
            <text:p>Federal Income Taxation Of Individuals In A Nutshell</text:p>
          </table:table-cell>
          <table:table-cell office:value-type="string" calcext:value-type="string">
            <text:p>John K. McNulty</text:p>
          </table:table-cell>
          <table:table-cell office:value-type="float" office:value="9780314927002" calcext:value-type="float">
            <text:p>9780314927002</text:p>
          </table:table-cell>
          <table:table-cell/>
        </table:table-row>
        <table:table-row table:style-name="ro1">
          <table:table-cell office:value-type="string" calcext:value-type="string">
            <text:p>Tax procedure and tax fraud in a nutshell</text:p>
          </table:table-cell>
          <table:table-cell office:value-type="string" calcext:value-type="string">
            <text:p>Camilla E. Watson</text:p>
          </table:table-cell>
          <table:table-cell office:value-type="float" office:value="9781634599320" calcext:value-type="float">
            <text:p>9781634599320</text:p>
          </table:table-cell>
          <table:table-cell/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Patrick Emery Longan</text:p>
          </table:table-cell>
          <table:table-cell office:value-type="float" office:value="9781422498606" calcext:value-type="float">
            <text:p>9781422498606</text:p>
          </table:table-cell>
          <table:table-cell/>
        </table:table-row>
        <table:table-row table:style-name="ro1">
          <table:table-cell office:value-type="string" calcext:value-type="string">
            <text:p>Professional responsibility: examples and explanations</text:p>
          </table:table-cell>
          <table:table-cell office:value-type="string" calcext:value-type="string">
            <text:p>W. Bradley Wendel</text:p>
          </table:table-cell>
          <table:table-cell office:value-type="float" office:value="9781454868439" calcext:value-type="float">
            <text:p>9781454868439</text:p>
          </table:table-cell>
          <table:table-cell/>
        </table:table-row>
        <table:table-row table:style-name="ro1">
          <table:table-cell office:value-type="string" calcext:value-type="string">
            <text:p>Trademark and unfair competition law in a nutshell</text:p>
          </table:table-cell>
          <table:table-cell office:value-type="string" calcext:value-type="string">
            <text:p>Mark D. Janis</text:p>
          </table:table-cell>
          <table:table-cell office:value-type="float" office:value="9780314163417" calcext:value-type="float">
            <text:p>9780314163417</text:p>
          </table:table-cell>
          <table:table-cell/>
        </table:table-row>
        <table:table-row table:style-name="ro1">
          <table:table-cell office:value-type="string" calcext:value-type="string">
            <text:p>Intellectual property: patents, trademarks, and copyright in a nutshell</text:p>
          </table:table-cell>
          <table:table-cell office:value-type="string" calcext:value-type="string">
            <text:p>Arthur R. Miller</text:p>
          </table:table-cell>
          <table:table-cell office:value-type="float" office:value="9780314278340" calcext:value-type="float">
            <text:p>9780314278340</text:p>
          </table:table-cell>
          <table:table-cell/>
        </table:table-row>
        <table:table-row table:style-name="ro1">
          <table:table-cell office:value-type="string" calcext:value-type="string">
            <text:p>Intellectual property: examples and explanations</text:p>
          </table:table-cell>
          <table:table-cell office:value-type="string" calcext:value-type="string">
            <text:p>Stephen M. McJohn</text:p>
          </table:table-cell>
          <table:table-cell office:value-type="float" office:value="9781454850151" calcext:value-type="float">
            <text:p>9781454850151</text:p>
          </table:table-cell>
          <table:table-cell/>
        </table:table-row>
        <table:table-row table:style-name="ro1">
          <table:table-cell office:value-type="string" calcext:value-type="string">
            <text:p>Federal courts</text:p>
          </table:table-cell>
          <table:table-cell office:value-type="string" calcext:value-type="string">
            <text:p>Laura E. Little</text:p>
          </table:table-cell>
          <table:table-cell office:value-type="float" office:value="9781454815556" calcext:value-type="float">
            <text:p>9781454815556</text:p>
          </table:table-cell>
          <table:table-cell/>
        </table:table-row>
        <table:table-row table:style-name="ro1">
          <table:table-cell office:value-type="string" calcext:value-type="string">
            <text:p>Federal Rules of [Evidence] in a nutshell</text:p>
          </table:table-cell>
          <table:table-cell office:value-type="string" calcext:value-type="string">
            <text:p>Michael H. Graham</text:p>
          </table:table-cell>
          <table:table-cell office:value-type="float" office:value="9781628105490" calcext:value-type="float">
            <text:p>9781628105490</text:p>
          </table:table-cell>
          <table:table-cell/>
        </table:table-row>
        <table:table-row table:style-name="ro1">
          <table:table-cell office:value-type="string" calcext:value-type="string">
            <text:p>Evidence in a nutshell: State and Federal rules</text:p>
          </table:table-cell>
          <table:table-cell office:value-type="string" calcext:value-type="string">
            <text:p>Paul F. Rothstein</text:p>
          </table:table-cell>
          <table:table-cell office:value-type="float" office:value="9780314278333" calcext:value-type="float">
            <text:p>9780314278333</text:p>
          </table:table-cell>
          <table:table-cell/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Arthur Best</text:p>
          </table:table-cell>
          <table:table-cell office:value-type="float" office:value="9781454850045" calcext:value-type="float">
            <text:p>9781454850045</text:p>
          </table:table-cell>
          <table:table-cell/>
        </table:table-row>
        <table:table-row table:style-name="ro1">
          <table:table-cell office:value-type="string" calcext:value-type="string">
            <text:p>Employment law in a nutshell</text:p>
          </table:table-cell>
          <table:table-cell office:value-type="string" calcext:value-type="string">
            <text:p>Robert N. Covington</text:p>
          </table:table-cell>
          <table:table-cell office:value-type="float" office:value="9780314195401" calcext:value-type="float">
            <text:p>9780314195401</text:p>
          </table:table-cell>
          <table:table-cell/>
        </table:table-row>
        <table:table-row table:style-name="ro1">
          <table:table-cell office:value-type="string" calcext:value-type="string">
            <text:p>Siegel's corporations and other business entities: essay and multiple-choice questions and answers</text:p>
          </table:table-cell>
          <table:table-cell office:value-type="string" calcext:value-type="string">
            <text:p>Brian Siegel</text:p>
          </table:table-cell>
          <table:table-cell office:value-type="float" office:value="9781454809272" calcext:value-type="float">
            <text:p>9781454809272</text:p>
          </table:table-cell>
          <table:table-cell/>
        </table:table-row>
        <table:table-row table:style-name="ro1">
          <table:table-cell office:value-type="string" calcext:value-type="string">
            <text:p>Antitrust</text:p>
          </table:table-cell>
          <table:table-cell office:value-type="string" calcext:value-type="string">
            <text:p>Daniel A. Crane</text:p>
          </table:table-cell>
          <table:table-cell office:value-type="float" office:value="9781454837992" calcext:value-type="float">
            <text:p>9781454837992</text:p>
          </table:table-cell>
          <table:table-cell/>
        </table:table-row>
        <table:table-row table:style-name="ro1">
          <table:table-cell office:value-type="string" calcext:value-type="string">
            <text:p>Antitrust</text:p>
          </table:table-cell>
          <table:table-cell office:value-type="string" calcext:value-type="string">
            <text:p>Christopher L. Sagers</text:p>
          </table:table-cell>
          <table:table-cell office:value-type="float" office:value="9781454833956" calcext:value-type="float">
            <text:p>9781454833956</text:p>
          </table:table-cell>
          <table:table-cell/>
        </table:table-row>
        <table:table-row table:style-name="ro1">
          <table:table-cell office:value-type="string" calcext:value-type="string">
            <text:p>Administrative law and process in a nutshell</text:p>
          </table:table-cell>
          <table:table-cell office:value-type="string" calcext:value-type="string">
            <text:p>Ronald M. Levin</text:p>
          </table:table-cell>
          <table:table-cell office:value-type="float" office:value="9781628103557" calcext:value-type="float">
            <text:p>9781628103557</text:p>
          </table:table-cell>
          <table:table-cell/>
        </table:table-row>
        <table:table-row table:style-name="ro1">
          <table:table-cell office:value-type="string" calcext:value-type="string">
            <text:p>Administrative law</text:p>
          </table:table-cell>
          <table:table-cell office:value-type="string" calcext:value-type="string">
            <text:p>William F. Funk</text:p>
          </table:table-cell>
          <table:table-cell office:value-type="float" office:value="9781454850106" calcext:value-type="float">
            <text:p>9781454850106</text:p>
          </table:table-cell>
          <table:table-cell/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Emily Marcus Levine</text:p>
          </table:table-cell>
          <table:table-cell office:value-type="float" office:value="9780769857718" calcext:value-type="float">
            <text:p>9780769857718</text:p>
          </table:table-cell>
          <table:table-cell/>
        </table:table-row>
        <table:table-row table:style-name="ro1">
          <table:table-cell office:value-type="string" calcext:value-type="string">
            <text:p>Criminal law in a nutshell</text:p>
          </table:table-cell>
          <table:table-cell office:value-type="string" calcext:value-type="string">
            <text:p>Arnold H. Loewy</text:p>
          </table:table-cell>
          <table:table-cell office:value-type="float" office:value="9780314194961" calcext:value-type="float">
            <text:p>9780314194961</text:p>
          </table:table-cell>
          <table:table-cell/>
        </table:table-row>
        <table:table-row table:style-name="ro1">
          <table:table-cell office:value-type="string" calcext:value-type="string">
            <text:p>Criminal law</text:p>
          </table:table-cell>
          <table:table-cell office:value-type="string" calcext:value-type="string">
            <text:p>Richard G. Singer</text:p>
          </table:table-cell>
          <table:table-cell office:value-type="float" office:value="9781454815532" calcext:value-type="float">
            <text:p>9781454815532</text:p>
          </table:table-cell>
          <table:table-cell/>
        </table:table-row>
        <table:table-row table:style-name="ro1">
          <table:table-cell office:value-type="string" calcext:value-type="string">
            <text:p>Concepts and case analysis in the law of contracts</text:p>
          </table:table-cell>
          <table:table-cell office:value-type="string" calcext:value-type="string">
            <text:p>Marvin A. Chirelstein</text:p>
          </table:table-cell>
          <table:table-cell office:value-type="float" office:value="9781609303303" calcext:value-type="float">
            <text:p>9781609303303</text:p>
          </table:table-cell>
          <table:table-cell/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Scott J. Burnham</text:p>
          </table:table-cell>
          <table:table-cell office:value-type="float" office:value="9781630431495" calcext:value-type="float">
            <text:p>9781630431495</text:p>
          </table:table-cell>
          <table:table-cell/>
        </table:table-row>
        <table:table-row table:style-name="ro1">
          <table:table-cell office:value-type="string" calcext:value-type="string">
            <text:p>Contracts in a nutshell</text:p>
          </table:table-cell>
          <table:table-cell office:value-type="string" calcext:value-type="string">
            <text:p>Claude D. Rohwer</text:p>
          </table:table-cell>
          <table:table-cell office:value-type="float" office:value="9781634599146" calcext:value-type="float">
            <text:p>9781634599146</text:p>
          </table:table-cell>
          <table:table-cell/>
        </table:table-row>
        <table:table-row table:style-name="ro1">
          <table:table-cell office:value-type="string" calcext:value-type="string">
            <text:p>Contracts</text:p>
          </table:table-cell>
          <table:table-cell office:value-type="string" calcext:value-type="string">
            <text:p>Brian A. Blum</text:p>
          </table:table-cell>
          <table:table-cell office:value-type="float" office:value="9781454815471" calcext:value-type="float">
            <text:p>9781454815471</text:p>
          </table:table-cell>
          <table:table-cell/>
        </table:table-row>
        <table:table-row table:style-name="ro1">
          <table:table-cell office:value-type="string" calcext:value-type="string">
            <text:p>Constitutional Law--Principles And Policies</text:p>
          </table:table-cell>
          <table:table-cell office:value-type="string" calcext:value-type="string">
            <text:p>Erwin Chemerinsky</text:p>
          </table:table-cell>
          <table:table-cell office:value-type="float" office:value="9781454849476" calcext:value-type="float">
            <text:p>9781454849476</text:p>
          </table:table-cell>
          <table:table-cell/>
        </table:table-row>
        <table:table-row table:style-name="ro1">
          <table:table-cell office:value-type="string" calcext:value-type="string">
            <text:p>Constitutional Law In A Nutshell</text:p>
          </table:table-cell>
          <table:table-cell office:value-type="string" calcext:value-type="string">
            <text:p>Jerome Barron</text:p>
          </table:table-cell>
          <table:table-cell office:value-type="float" office:value="9781634596237" calcext:value-type="float">
            <text:p>9781634596237</text:p>
          </table:table-cell>
          <table:table-cell/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Anita Bernstein</text:p>
          </table:table-cell>
          <table:table-cell office:value-type="float" office:value="9780769881904" calcext:value-type="float">
            <text:p>9780769881904</text:p>
          </table:table-cell>
          <table:table-cell/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William V. Dorsaneo</text:p>
          </table:table-cell>
          <table:table-cell office:value-type="float" office:value="9781632828583" calcext:value-type="float">
            <text:p>9781632828583</text:p>
          </table:table-cell>
          <table:table-cell/>
        </table:table-row>
        <table:table-row table:style-name="ro1">
          <table:table-cell office:value-type="string" calcext:value-type="string">
            <text:p>Civil procedure: cases, problems and exercises</text:p>
          </table:table-cell>
          <table:table-cell office:value-type="string" calcext:value-type="string">
            <text:p>John T. Cross</text:p>
          </table:table-cell>
          <table:table-cell office:value-type="float" office:value="9781634600170" calcext:value-type="float">
            <text:p>9781634600170</text:p>
          </table:table-cell>
          <table:table-cell/>
        </table:table-row>
        <table:table-row table:style-name="ro1">
          <table:table-cell office:value-type="string" calcext:value-type="string">
            <text:p>Constitutional Law: National Power And Federalism</text:p>
          </table:table-cell>
          <table:table-cell office:value-type="string" calcext:value-type="string">
            <text:p>Christopher N. May</text:p>
          </table:table-cell>
          <table:table-cell office:value-type="float" office:value="9781454864226" calcext:value-type="float">
            <text:p>9781454864226</text:p>
          </table:table-cell>
          <table:table-cell/>
        </table:table-row>
        <table:table-row table:style-name="ro1">
          <table:table-cell office:value-type="string" calcext:value-type="string">
            <text:p>Constitutional law--individual rights</text:p>
          </table:table-cell>
          <table:table-cell office:value-type="string" calcext:value-type="string">
            <text:p>Allan Ides</text:p>
          </table:table-cell>
          <table:table-cell office:value-type="float" office:value="9781454863922" calcext:value-type="float">
            <text:p>9781454863922</text:p>
          </table:table-cell>
          <table:table-cell/>
        </table:table-row>
        <table:table-row table:style-name="ro1">
          <table:table-cell office:value-type="string" calcext:value-type="string">
            <text:p>Understanding Criminal Law</text:p>
          </table:table-cell>
          <table:table-cell office:value-type="string" calcext:value-type="string">
            <text:p>Joshua Dressler</text:p>
          </table:table-cell>
          <table:table-cell office:value-type="float" office:value="9781632838643" calcext:value-type="float">
            <text:p>9781632838643</text:p>
          </table:table-cell>
          <table:table-cell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D. Barlow Burke</text:p>
          </table:table-cell>
          <table:table-cell office:value-type="float" office:value="9781454850069" calcext:value-type="float">
            <text:p>9781454850069</text:p>
          </table:table-cell>
          <table:table-cell/>
        </table:table-row>
        <table:table-row table:style-name="ro1">
          <table:table-cell office:value-type="string" calcext:value-type="string">
            <text:p>Real property in a nutshell</text:p>
          </table:table-cell>
          <table:table-cell office:value-type="string" calcext:value-type="string">
            <text:p>Roger Bernhardt</text:p>
          </table:table-cell>
          <table:table-cell office:value-type="float" office:value="9781634599207" calcext:value-type="float">
            <text:p>9781634599207</text:p>
          </table:table-cell>
          <table:table-cell/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John Copeland Nagle</text:p>
          </table:table-cell>
          <table:table-cell office:value-type="float" office:value="9780769865102" calcext:value-type="float">
            <text:p>9780769865102</text:p>
          </table:table-cell>
          <table:table-cell/>
        </table:table-row>
        <table:table-row table:style-name="ro1">
          <table:table-cell office:value-type="string" calcext:value-type="string">
            <text:p>Understanding Property Law</text:p>
          </table:table-cell>
          <table:table-cell office:value-type="string" calcext:value-type="string">
            <text:p>John G. Sprankling</text:p>
          </table:table-cell>
          <table:table-cell office:value-type="float" office:value="9781422498736" calcext:value-type="float">
            <text:p>9781422498736</text:p>
          </table:table-cell>
          <table:table-cell/>
        </table:table-row>
        <table:table-row table:style-name="ro1">
          <table:table-cell office:value-type="string" calcext:value-type="string">
            <text:p>The Law Of Torts: Examples &amp;Amp;Amp; Explanations</text:p>
          </table:table-cell>
          <table:table-cell office:value-type="string" calcext:value-type="string">
            <text:p>Joseph W. Glannon</text:p>
          </table:table-cell>
          <table:table-cell office:value-type="float" office:value="9781454850113" calcext:value-type="float">
            <text:p>9781454850113</text:p>
          </table:table-cell>
          <table:table-cell/>
        </table:table-row>
        <table:table-row table:style-name="ro1">
          <table:table-cell office:value-type="string" calcext:value-type="string">
            <text:p>Questions &amp;amp;amp; answers</text:p>
          </table:table-cell>
          <table:table-cell office:value-type="string" calcext:value-type="string">
            <text:p>Anita Bernstein</text:p>
          </table:table-cell>
          <table:table-cell office:value-type="float" office:value="9780769881904" calcext:value-type="float">
            <text:p>9780769881904</text:p>
          </table:table-cell>
          <table:table-cell/>
        </table:table-row>
        <table:table-row table:style-name="ro1">
          <table:table-cell office:value-type="string" calcext:value-type="string">
            <text:p>The Catcher In The Rye</text:p>
          </table:table-cell>
          <table:table-cell office:value-type="string" calcext:value-type="string">
            <text:p>J.D. Salinger</text:p>
          </table:table-cell>
          <table:table-cell office:value-type="float" office:value="9780316769488" calcext:value-type="float">
            <text:p>9780316769488</text:p>
          </table:table-cell>
          <table:table-cell/>
        </table:table-row>
        <table:table-row table:style-name="ro1">
          <table:table-cell office:value-type="string" calcext:value-type="string">
            <text:p>Fahrenheit 451</text:p>
          </table:table-cell>
          <table:table-cell office:value-type="string" calcext:value-type="string">
            <text:p>Ray Bradbury</text:p>
          </table:table-cell>
          <table:table-cell office:value-type="float" office:value="9781451673319" calcext:value-type="float">
            <text:p>9781451673319</text:p>
          </table:table-cell>
          <table:table-cell/>
        </table:table-row>
        <table:table-row table:style-name="ro1">
          <table:table-cell office:value-type="string" calcext:value-type="string">
            <text:p>The Kingdom Of God Is Within You</text:p>
          </table:table-cell>
          <table:table-cell office:value-type="string" calcext:value-type="string">
            <text:p>Leo Tolstoy</text:p>
          </table:table-cell>
          <table:table-cell office:value-type="float" office:value="9781522744603" calcext:value-type="float">
            <text:p>9781522744603</text:p>
          </table:table-cell>
          <table:table-cell/>
        </table:table-row>
        <table:table-row table:style-name="ro1">
          <table:table-cell office:value-type="string" calcext:value-type="string">
            <text:p>Jane Austen's Pride And Prejudice</text:p>
          </table:table-cell>
          <table:table-cell office:value-type="string" calcext:value-type="string">
            <text:p>Jane Austen</text:p>
          </table:table-cell>
          <table:table-cell office:value-type="float" office:value="9780141439518" calcext:value-type="float">
            <text:p>9780141439518</text:p>
          </table:table-cell>
          <table:table-cell/>
        </table:table-row>
        <table:table-row table:style-name="ro1">
          <table:table-cell office:value-type="string" calcext:value-type="string">
            <text:p>The Count Of Monte Cristo</text:p>
          </table:table-cell>
          <table:table-cell office:value-type="string" calcext:value-type="string">
            <text:p>Alexandre Dumas pere</text:p>
          </table:table-cell>
          <table:table-cell office:value-type="float" office:value="9780140449266" calcext:value-type="float">
            <text:p>9780140449266</text:p>
          </table:table-cell>
          <table:table-cell/>
        </table:table-row>
        <table:table-row table:style-name="ro1">
          <table:table-cell office:value-type="string" calcext:value-type="string">
            <text:p>The Divine Comedy</text:p>
          </table:table-cell>
          <table:table-cell office:value-type="string" calcext:value-type="string">
            <text:p>Dante Alighieri</text:p>
          </table:table-cell>
          <table:table-cell office:value-type="float" office:value="9780140448955" calcext:value-type="float">
            <text:p>9780140448955</text:p>
          </table:table-cell>
          <table:table-cell/>
        </table:table-row>
        <table:table-row table:style-name="ro1">
          <table:table-cell office:value-type="string" calcext:value-type="string">
            <text:p>Purgatorio</text:p>
          </table:table-cell>
          <table:table-cell office:value-type="string" calcext:value-type="string">
            <text:p>Dante Alighieri</text:p>
          </table:table-cell>
          <table:table-cell office:value-type="float" office:value="9780140448962" calcext:value-type="float">
            <text:p>9780140448962</text:p>
          </table:table-cell>
          <table:table-cell/>
        </table:table-row>
        <table:table-row table:style-name="ro1">
          <table:table-cell office:value-type="string" calcext:value-type="string">
            <text:p>The Prince And The Pauper</text:p>
          </table:table-cell>
          <table:table-cell office:value-type="string" calcext:value-type="string">
            <text:p>Mark Twain</text:p>
          </table:table-cell>
          <table:table-cell office:value-type="float" office:value="9781580496728" calcext:value-type="float">
            <text:p>9781580496728</text:p>
          </table:table-cell>
          <table:table-cell/>
        </table:table-row>
        <table:table-row table:style-name="ro1">
          <table:table-cell office:value-type="string" calcext:value-type="string">
            <text:p>Gone With The Wind</text:p>
          </table:table-cell>
          <table:table-cell office:value-type="string" calcext:value-type="string">
            <text:p>Margaret Mitchell</text:p>
          </table:table-cell>
          <table:table-cell office:value-type="float" office:value="9781451635621" calcext:value-type="float">
            <text:p>9781451635621</text:p>
          </table:table-cell>
          <table:table-cell/>
        </table:table-row>
        <table:table-row table:style-name="ro1">
          <table:table-cell office:value-type="string" calcext:value-type="string">
            <text:p>Where The Red Fern Grows: The Story Of Two Dogs And A Boy</text:p>
          </table:table-cell>
          <table:table-cell office:value-type="string" calcext:value-type="string">
            <text:p>Wilson Rawls</text:p>
          </table:table-cell>
          <table:table-cell office:value-type="float" office:value="9780812416961" calcext:value-type="float">
            <text:p>9780812416961</text:p>
          </table:table-cell>
          <table:table-cell/>
        </table:table-row>
        <table:table-row table:style-name="ro1">
          <table:table-cell office:value-type="string" calcext:value-type="string">
            <text:p>Old Yeller</text:p>
          </table:table-cell>
          <table:table-cell office:value-type="string" calcext:value-type="string">
            <text:p>Fred Gipson</text:p>
          </table:table-cell>
          <table:table-cell office:value-type="float" office:value="9780060935474" calcext:value-type="float">
            <text:p>9780060935474</text:p>
          </table:table-cell>
          <table:table-cell/>
        </table:table-row>
        <table:table-row table:style-name="ro1">
          <table:table-cell office:value-type="string" calcext:value-type="string">
            <text:p>Paradise Lost: And, Paradise Regained</text:p>
          </table:table-cell>
          <table:table-cell office:value-type="string" calcext:value-type="string">
            <text:p>John Milton</text:p>
          </table:table-cell>
          <table:table-cell office:value-type="float" office:value="9781461120407" calcext:value-type="float">
            <text:p>9781461120407</text:p>
          </table:table-cell>
          <table:table-cell/>
        </table:table-row>
        <table:table-row table:style-name="ro1">
          <table:table-cell office:value-type="string" calcext:value-type="string">
            <text:p>The tommyknockers</text:p>
          </table:table-cell>
          <table:table-cell office:value-type="string" calcext:value-type="string">
            <text:p>Stephen King</text:p>
          </table:table-cell>
          <table:table-cell office:value-type="float" office:value="9780451156600" calcext:value-type="float">
            <text:p>9780451156600</text:p>
          </table:table-cell>
          <table:table-cell/>
        </table:table-row>
        <table:table-row table:style-name="ro1">
          <table:table-cell office:value-type="string" calcext:value-type="string">
            <text:p>Chaos in dynamical systems</text:p>
          </table:table-cell>
          <table:table-cell office:value-type="string" calcext:value-type="string">
            <text:p>Edward Ott</text:p>
          </table:table-cell>
          <table:table-cell office:value-type="float" office:value="9780521010849" calcext:value-type="float">
            <text:p>9780521010849</text:p>
          </table:table-cell>
          <table:table-cell/>
        </table:table-row>
        <table:table-row table:style-name="ro1">
          <table:table-cell office:value-type="string" calcext:value-type="string">
            <text:p>Numerical analysis</text:p>
          </table:table-cell>
          <table:table-cell office:value-type="string" calcext:value-type="string">
            <text:p>Richard L. Burden</text:p>
          </table:table-cell>
          <table:table-cell office:value-type="float" office:value="9781305253667" calcext:value-type="float">
            <text:p>9781305253667</text:p>
          </table:table-cell>
          <table:table-cell/>
        </table:table-row>
        <table:table-row table:style-name="ro1">
          <table:table-cell office:value-type="string" calcext:value-type="string">
            <text:p>Euclidean and non-Euclidean geometries: development and history</text:p>
          </table:table-cell>
          <table:table-cell office:value-type="string" calcext:value-type="string">
            <text:p>Marvin J. Greenberg</text:p>
          </table:table-cell>
          <table:table-cell office:value-type="float" office:value="9780716799481" calcext:value-type="float">
            <text:p>9780716799481</text:p>
          </table:table-cell>
          <table:table-cell/>
        </table:table-row>
        <table:table-row table:style-name="ro1">
          <table:table-cell office:value-type="string" calcext:value-type="string">
            <text:p>Riemannian manifolds: an introduction to curvature</text:p>
          </table:table-cell>
          <table:table-cell office:value-type="string" calcext:value-type="string">
            <text:p>Lee, John M.</text:p>
          </table:table-cell>
          <table:table-cell office:value-type="float" office:value="9780387983226" calcext:value-type="float">
            <text:p>9780387983226</text:p>
          </table:table-cell>
          <table:table-cell/>
        </table:table-row>
        <table:table-row table:style-name="ro1">
          <table:table-cell office:value-type="string" calcext:value-type="string">
            <text:p>Introduction to smooth manifolds</text:p>
          </table:table-cell>
          <table:table-cell office:value-type="string" calcext:value-type="string">
            <text:p>Lee, John M.</text:p>
          </table:table-cell>
          <table:table-cell office:value-type="float" office:value="9780387954486" calcext:value-type="float">
            <text:p>9780387954486</text:p>
          </table:table-cell>
          <table:table-cell/>
        </table:table-row>
        <table:table-row table:style-name="ro1">
          <table:table-cell office:value-type="string" calcext:value-type="string">
            <text:p>Algebraic Topology</text:p>
          </table:table-cell>
          <table:table-cell office:value-type="string" calcext:value-type="string">
            <text:p>Allen Hatcher</text:p>
          </table:table-cell>
          <table:table-cell office:value-type="float" office:value="9780521795401" calcext:value-type="float">
            <text:p>9780521795401</text:p>
          </table:table-cell>
          <table:table-cell/>
        </table:table-row>
        <table:table-row table:style-name="ro1">
          <table:table-cell office:value-type="string" calcext:value-type="string">
            <text:p>Introduction To Topology</text:p>
          </table:table-cell>
          <table:table-cell office:value-type="string" calcext:value-type="string">
            <text:p>Bert Mendelson</text:p>
          </table:table-cell>
          <table:table-cell office:value-type="float" office:value="9780486663524" calcext:value-type="float">
            <text:p>9780486663524</text:p>
          </table:table-cell>
          <table:table-cell/>
        </table:table-row>
        <table:table-row table:style-name="ro1">
          <table:table-cell office:value-type="string" calcext:value-type="string">
            <text:p>Abstract Algebra</text:p>
          </table:table-cell>
          <table:table-cell office:value-type="string" calcext:value-type="string">
            <text:p>David S. Dummit</text:p>
          </table:table-cell>
          <table:table-cell office:value-type="float" office:value="9780471433347" calcext:value-type="float">
            <text:p>9780471433347</text:p>
          </table:table-cell>
          <table:table-cell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Jim Pitman</text:p>
          </table:table-cell>
          <table:table-cell office:value-type="float" office:value="9780387979748" calcext:value-type="float">
            <text:p>9780387979748</text:p>
          </table:table-cell>
          <table:table-cell/>
        </table:table-row>
        <table:table-row table:style-name="ro1">
          <table:table-cell office:value-type="string" calcext:value-type="string">
            <text:p>A first course in abstract algebra</text:p>
          </table:table-cell>
          <table:table-cell office:value-type="string" calcext:value-type="string">
            <text:p>Fraleigh, John B.</text:p>
          </table:table-cell>
          <table:table-cell office:value-type="float" office:value="9780201763904" calcext:value-type="float">
            <text:p>9780201763904</text:p>
          </table:table-cell>
          <table:table-cell/>
        </table:table-row>
        <table:table-row table:style-name="ro1">
          <table:table-cell office:value-type="string" calcext:value-type="string">
            <text:p>Topology; a first course</text:p>
          </table:table-cell>
          <table:table-cell office:value-type="string" calcext:value-type="string">
            <text:p>James R. Munkres</text:p>
          </table:table-cell>
          <table:table-cell office:value-type="float" office:value="9780131816299" calcext:value-type="float">
            <text:p>9780131816299</text:p>
          </table:table-cell>
          <table:table-cell/>
        </table:table-row>
        <table:table-row table:style-name="ro1">
          <table:table-cell office:value-type="string" calcext:value-type="string">
            <text:p>Advanced Modern Algebra</text:p>
          </table:table-cell>
          <table:table-cell office:value-type="string" calcext:value-type="string">
            <text:p>Joseph J. Rotman</text:p>
          </table:table-cell>
          <table:table-cell office:value-type="float" office:value="9780821847411" calcext:value-type="float">
            <text:p>9780821847411</text:p>
          </table:table-cell>
          <table:table-cell/>
        </table:table-row>
        <table:table-row table:style-name="ro1">
          <table:table-cell office:value-type="string" calcext:value-type="string">
            <text:p>Theoretical numerical analysis: a functional analysis framework</text:p>
          </table:table-cell>
          <table:table-cell office:value-type="string" calcext:value-type="string">
            <text:p>Kendall E. Atkinson</text:p>
          </table:table-cell>
          <table:table-cell office:value-type="float" office:value="9781441904577" calcext:value-type="float">
            <text:p>9781441904577</text:p>
          </table:table-cell>
          <table:table-cell/>
        </table:table-row>
        <table:table-row table:style-name="ro1">
          <table:table-cell office:value-type="string" calcext:value-type="string">
            <text:p>Complex variables and applications</text:p>
          </table:table-cell>
          <table:table-cell office:value-type="string" calcext:value-type="string">
            <text:p>Ruel V. Churchill</text:p>
          </table:table-cell>
          <table:table-cell office:value-type="float" office:value="9780073383170" calcext:value-type="float">
            <text:p>9780073383170</text:p>
          </table:table-cell>
          <table:table-cell/>
        </table:table-row>
        <table:table-row table:style-name="ro1">
          <table:table-cell office:value-type="string" calcext:value-type="string">
            <text:p>Partial differential equations: an introduction</text:p>
          </table:table-cell>
          <table:table-cell office:value-type="string" calcext:value-type="string">
            <text:p>Walter A. Strauss</text:p>
          </table:table-cell>
          <table:table-cell office:value-type="float" office:value="9780470054567" calcext:value-type="float">
            <text:p>9780470054567</text:p>
          </table:table-cell>
          <table:table-cell/>
        </table:table-row>
        <table:table-row table:style-name="ro1"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</text:p>
          </table:table-cell>
          <table:table-cell office:value-type="float" office:value="9780387982588" calcext:value-type="float">
            <text:p>9780387982588</text:p>
          </table:table-cell>
          <table:table-cell/>
        </table:table-row>
        <table:table-row table:style-name="ro1"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 office:value-type="float" office:value="9780980232776" calcext:value-type="float">
            <text:p>9780980232776</text:p>
          </table:table-cell>
          <table:table-cell/>
        </table:table-row>
        <table:table-row table:style-name="ro1">
          <table:table-cell office:value-type="string" calcext:value-type="string">
            <text:p>Understanding Analysis</text:p>
          </table:table-cell>
          <table:table-cell office:value-type="string" calcext:value-type="string">
            <text:p>Stephen Abbott</text:p>
          </table:table-cell>
          <table:table-cell office:value-type="float" office:value="9781493927111" calcext:value-type="float">
            <text:p>97814939271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22:24:25.283355664</dc:date>
    <meta:editing-duration>PT6M54S</meta:editing-duration>
    <meta:editing-cycles>2</meta:editing-cycles>
    <meta:generator>LibreOffice/5.3.4.2$Linux_X86_64 LibreOffice_project/30m0$Build-2</meta:generator>
    <meta:document-statistic meta:table-count="1" meta:cell-count="1156" meta:object-count="0"/>
  </office:meta>
</office:document-meta>
</file>